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072f" officeooo:paragraph-rsid="0014072f"/>
    </style:style>
    <style:style style:name="P2" style:family="paragraph" style:parent-style-name="Standard">
      <style:text-properties officeooo:paragraph-rsid="0014072f"/>
    </style:style>
    <style:style style:name="P3" style:family="paragraph" style:parent-style-name="Standard">
      <style:text-properties fo:color="#81d41a" loext:opacity="100%" fo:font-size="28pt" style:text-underline-style="solid" style:text-underline-width="auto" style:text-underline-color="font-color" officeooo:rsid="0014072f" officeooo:paragraph-rsid="0014072f" style:font-size-asian="28pt" style:font-size-complex="28pt"/>
    </style:style>
    <style:style style:name="P4" style:family="paragraph" style:parent-style-name="Standard">
      <style:text-properties fo:color="#81d41a" loext:opacity="100%" fo:font-size="26pt" style:text-underline-style="solid" style:text-underline-width="auto" style:text-underline-color="font-color" officeooo:rsid="0014072f" officeooo:paragraph-rsid="0014072f" style:font-size-asian="26pt" style:font-size-complex="26pt"/>
    </style:style>
    <style:style style:name="P5" style:family="paragraph" style:parent-style-name="Standard">
      <style:text-properties fo:color="#81d41a" loext:opacity="100%" fo:font-size="26pt" style:text-underline-style="solid" style:text-underline-width="auto" style:text-underline-color="font-color" officeooo:rsid="00473aa2" officeooo:paragraph-rsid="00473aa2" style:font-size-asian="26pt" style:font-size-complex="26pt"/>
    </style:style>
    <style:style style:name="P6" style:family="paragraph" style:parent-style-name="Standard">
      <style:text-properties fo:color="#81d41a" loext:opacity="100%"/>
    </style:style>
    <style:style style:name="P7" style:family="paragraph" style:parent-style-name="Standard">
      <style:text-properties fo:color="#81d41a" loext:opacity="100%" officeooo:rsid="001e73b7" officeooo:paragraph-rsid="001e73b7"/>
    </style:style>
    <style:style style:name="P8" style:family="paragraph" style:parent-style-name="Standard">
      <style:text-properties fo:color="#81d41a" loext:opacity="100%" officeooo:rsid="001e73b7" officeooo:paragraph-rsid="0041eef8"/>
    </style:style>
    <style:style style:name="P9" style:family="paragraph" style:parent-style-name="Standard">
      <style:text-properties fo:color="#81d41a" loext:opacity="100%" officeooo:rsid="001b19c8" officeooo:paragraph-rsid="001b19c8"/>
    </style:style>
    <style:style style:name="P10" style:family="paragraph" style:parent-style-name="Standard">
      <style:text-properties fo:color="#81d41a" loext:opacity="100%" officeooo:rsid="001b19c8" officeooo:paragraph-rsid="00245527"/>
    </style:style>
    <style:style style:name="P11" style:family="paragraph" style:parent-style-name="Standard">
      <style:text-properties officeooo:paragraph-rsid="00153040"/>
    </style:style>
    <style:style style:name="P12" style:family="paragraph" style:parent-style-name="Standard">
      <style:text-properties officeooo:paragraph-rsid="0016398c"/>
    </style:style>
    <style:style style:name="P13" style:family="paragraph" style:parent-style-name="Standard">
      <style:text-properties officeooo:paragraph-rsid="001674b2"/>
    </style:style>
    <style:style style:name="P14" style:family="paragraph" style:parent-style-name="Standard">
      <style:text-properties officeooo:paragraph-rsid="0016e9c7"/>
    </style:style>
    <style:style style:name="P15" style:family="paragraph" style:parent-style-name="Standard">
      <style:text-properties officeooo:paragraph-rsid="0017ed4a"/>
    </style:style>
    <style:style style:name="P16" style:family="paragraph" style:parent-style-name="Standard">
      <style:text-properties officeooo:rsid="001b19c8" officeooo:paragraph-rsid="001b19c8"/>
    </style:style>
    <style:style style:name="P17" style:family="paragraph" style:parent-style-name="Standard">
      <style:text-properties officeooo:rsid="001b19c8" officeooo:paragraph-rsid="00245527"/>
    </style:style>
    <style:style style:name="P18" style:family="paragraph" style:parent-style-name="Standard">
      <style:text-properties officeooo:rsid="001e73b7" officeooo:paragraph-rsid="001e73b7"/>
    </style:style>
    <style:style style:name="P19" style:family="paragraph" style:parent-style-name="Standard">
      <style:text-properties officeooo:rsid="001ea0e1" officeooo:paragraph-rsid="001ea0e1"/>
    </style:style>
    <style:style style:name="P20" style:family="paragraph" style:parent-style-name="Standard">
      <style:text-properties officeooo:paragraph-rsid="00245527"/>
    </style:style>
    <style:style style:name="P21" style:family="paragraph" style:parent-style-name="Standard">
      <style:text-properties officeooo:paragraph-rsid="002500f7"/>
    </style:style>
    <style:style style:name="P22" style:family="paragraph" style:parent-style-name="Standard">
      <style:text-properties officeooo:rsid="0025b80f" officeooo:paragraph-rsid="0025b80f"/>
    </style:style>
    <style:style style:name="P23" style:family="paragraph" style:parent-style-name="Text_20_body">
      <style:text-properties officeooo:rsid="0025b80f" officeooo:paragraph-rsid="0025b80f"/>
    </style:style>
    <style:style style:name="P24" style:family="paragraph" style:parent-style-name="Standard">
      <style:text-properties fo:font-size="12pt" style:font-size-asian="10.5pt" style:font-size-complex="12pt"/>
    </style:style>
    <style:style style:name="P25" style:family="paragraph" style:parent-style-name="Standard">
      <style:text-properties fo:font-size="12pt" officeooo:paragraph-rsid="002b0d64" style:font-size-asian="10.5pt" style:font-size-complex="12pt"/>
    </style:style>
    <style:style style:name="P26" style:family="paragraph" style:parent-style-name="Standard">
      <style:text-properties officeooo:rsid="002d6e5b" officeooo:paragraph-rsid="002d6e5b"/>
    </style:style>
    <style:style style:name="P27" style:family="paragraph" style:parent-style-name="Standard">
      <style:text-properties officeooo:paragraph-rsid="0031dea2"/>
    </style:style>
    <style:style style:name="P28" style:family="paragraph" style:parent-style-name="Text_20_body">
      <style:paragraph-properties fo:margin-top="0in" fo:margin-bottom="0.0972in" style:contextual-spacing="false"/>
    </style:style>
    <style:style style:name="P29" style:family="paragraph" style:parent-style-name="Standard">
      <style:text-properties fo:color="#c9211e" loext:opacity="100%" fo:font-size="26pt" fo:font-weight="bold" style:font-size-asian="26pt" style:font-weight-asian="bold" style:font-size-complex="26pt" style:font-weight-complex="bold"/>
    </style:style>
    <style:style style:name="P30" style:family="paragraph" style:parent-style-name="Standard">
      <style:text-properties officeooo:paragraph-rsid="001cb216"/>
    </style:style>
    <style:style style:name="P31" style:family="paragraph" style:parent-style-name="Standard">
      <style:text-properties officeooo:rsid="0017ed4a" officeooo:paragraph-rsid="0017ed4a"/>
    </style:style>
    <style:style style:name="P32" style:family="paragraph" style:parent-style-name="Standard">
      <style:text-properties officeooo:rsid="002500f7" officeooo:paragraph-rsid="002500f7"/>
    </style:style>
    <style:style style:name="P33" style:family="paragraph" style:parent-style-name="Standard">
      <style:text-properties style:text-underline-style="solid" style:text-underline-width="auto" style:text-underline-color="font-color" officeooo:rsid="00473aa2" officeooo:paragraph-rsid="00473aa2"/>
    </style:style>
    <style:style style:name="P34" style:family="paragraph" style:parent-style-name="Standard">
      <style:text-properties style:text-underline-style="none" officeooo:rsid="00473aa2" officeooo:paragraph-rsid="00473aa2"/>
    </style:style>
    <style:style style:name="P35" style:family="paragraph" style:parent-style-name="Standard">
      <style:text-properties officeooo:rsid="0051ec79" officeooo:paragraph-rsid="0051ec79"/>
    </style:style>
    <style:style style:name="P36" style:family="paragraph" style:parent-style-name="Standard">
      <style:text-properties officeooo:rsid="0059d3fb" officeooo:paragraph-rsid="005b3b4f"/>
    </style:style>
    <style:style style:name="P37" style:family="paragraph" style:parent-style-name="Standard">
      <style:text-properties officeooo:paragraph-rsid="0061effb"/>
    </style:style>
    <style:style style:name="P38" style:family="paragraph" style:parent-style-name="Standard">
      <style:text-properties fo:font-size="11pt" officeooo:rsid="0048bae7" officeooo:paragraph-rsid="0048bae7" style:font-size-asian="11pt" style:font-size-complex="11pt"/>
    </style:style>
    <style:style style:name="P39" style:family="paragraph" style:parent-style-name="Standard">
      <style:text-properties fo:font-size="11pt" officeooo:rsid="0049c140" officeooo:paragraph-rsid="004ae224" style:font-size-asian="11pt" style:font-size-complex="11pt"/>
    </style:style>
    <style:style style:name="P40" style:family="paragraph" style:parent-style-name="Standard">
      <style:text-properties fo:font-size="11pt" officeooo:rsid="004ae224" officeooo:paragraph-rsid="004ae224" style:font-size-asian="11pt" style:font-size-complex="11pt"/>
    </style:style>
    <style:style style:name="P41" style:family="paragraph" style:parent-style-name="Standard">
      <style:text-properties fo:font-size="11pt" officeooo:rsid="004de6d0" officeooo:paragraph-rsid="004de6d0" style:font-size-asian="11pt" style:font-size-complex="11pt"/>
    </style:style>
    <style:style style:name="P42" style:family="paragraph" style:parent-style-name="Standard">
      <style:text-properties fo:font-size="11pt" officeooo:rsid="0050b239" officeooo:paragraph-rsid="0051ec79" style:font-size-asian="11pt" style:font-size-complex="11pt"/>
    </style:style>
    <style:style style:name="P43" style:family="paragraph" style:parent-style-name="Standard">
      <style:text-properties fo:font-size="11pt" officeooo:rsid="0053fbf1" officeooo:paragraph-rsid="0053fbf1" style:font-size-asian="11pt" style:font-size-complex="11pt"/>
    </style:style>
    <style:style style:name="P44" style:family="paragraph" style:parent-style-name="Standard">
      <style:text-properties fo:font-size="11pt" officeooo:rsid="00552d36" officeooo:paragraph-rsid="00552d36" style:font-size-asian="11pt" style:font-size-complex="11pt"/>
    </style:style>
    <style:style style:name="P45" style:family="paragraph" style:parent-style-name="Standard">
      <style:text-properties fo:font-size="11pt" officeooo:rsid="00566b00" officeooo:paragraph-rsid="0059d3fb" style:font-size-asian="11pt" style:font-size-complex="11pt"/>
    </style:style>
    <style:style style:name="P46" style:family="paragraph" style:parent-style-name="Standard">
      <style:text-properties fo:font-size="11pt" officeooo:rsid="0059d3fb" officeooo:paragraph-rsid="005b3b4f" style:font-size-asian="11pt" style:font-size-complex="11pt"/>
    </style:style>
    <style:style style:name="P47" style:family="paragraph" style:parent-style-name="Standard" style:list-style-name="L1">
      <style:text-properties officeooo:paragraph-rsid="00153040"/>
    </style:style>
    <style:style style:name="P48" style:family="paragraph" style:parent-style-name="Standard" style:list-style-name="L2">
      <style:text-properties officeooo:paragraph-rsid="00273cf3"/>
    </style:style>
    <style:style style:name="P49" style:family="paragraph" style:parent-style-name="Standard" style:list-style-name="L2">
      <style:text-properties officeooo:paragraph-rsid="002c5b16"/>
    </style:style>
    <style:style style:name="P50" style:family="paragraph" style:parent-style-name="Standard" style:list-style-name="L2">
      <style:text-properties officeooo:rsid="00273cf3" officeooo:paragraph-rsid="00273cf3"/>
    </style:style>
    <style:style style:name="P51" style:family="paragraph" style:parent-style-name="Standard" style:list-style-name="L3">
      <style:text-properties officeooo:paragraph-rsid="0016398c"/>
    </style:style>
    <style:style style:name="P52" style:family="paragraph" style:parent-style-name="Standard" style:list-style-name="L3">
      <style:text-properties officeooo:paragraph-rsid="002d6e5b"/>
    </style:style>
    <style:style style:name="P53" style:family="paragraph" style:parent-style-name="Standard" style:list-style-name="L4"/>
    <style:style style:name="P54" style:family="paragraph" style:parent-style-name="Standard" style:list-style-name="L4">
      <style:text-properties officeooo:paragraph-rsid="001674b2"/>
    </style:style>
    <style:style style:name="P55" style:family="paragraph" style:parent-style-name="Standard" style:list-style-name="L5"/>
    <style:style style:name="P56" style:family="paragraph" style:parent-style-name="Standard" style:list-style-name="L6"/>
    <style:style style:name="P57" style:family="paragraph" style:parent-style-name="Standard" style:list-style-name="L7">
      <style:text-properties officeooo:paragraph-rsid="0016e9c7"/>
    </style:style>
    <style:style style:name="P58" style:family="paragraph" style:parent-style-name="Standard" style:list-style-name="L7">
      <style:text-properties officeooo:rsid="00392352" officeooo:paragraph-rsid="00392352"/>
    </style:style>
    <style:style style:name="P59" style:family="paragraph" style:parent-style-name="Standard" style:list-style-name="L8">
      <style:text-properties officeooo:paragraph-rsid="0016e9c7"/>
    </style:style>
    <style:style style:name="P60" style:family="paragraph" style:parent-style-name="Standard" style:list-style-name="L8">
      <style:text-properties officeooo:paragraph-rsid="003476c1"/>
    </style:style>
    <style:style style:name="P61" style:family="paragraph" style:parent-style-name="Standard" style:list-style-name="L8">
      <style:text-properties officeooo:rsid="003476c1" officeooo:paragraph-rsid="003476c1"/>
    </style:style>
    <style:style style:name="P62" style:family="paragraph" style:parent-style-name="Standard" style:list-style-name="L8">
      <style:text-properties officeooo:rsid="0035a05d" officeooo:paragraph-rsid="0036f104"/>
    </style:style>
    <style:style style:name="P63" style:family="paragraph" style:parent-style-name="Standard" style:list-style-name="L9"/>
    <style:style style:name="P64" style:family="paragraph" style:parent-style-name="Standard" style:list-style-name="L10">
      <style:text-properties officeooo:paragraph-rsid="0017ed4a"/>
    </style:style>
    <style:style style:name="P65" style:family="paragraph" style:parent-style-name="Standard" style:list-style-name="L10">
      <style:text-properties officeooo:rsid="001e73b7" officeooo:paragraph-rsid="001e73b7"/>
    </style:style>
    <style:style style:name="P66" style:family="paragraph" style:parent-style-name="Standard" style:list-style-name="L11">
      <style:text-properties officeooo:rsid="001e73b7" officeooo:paragraph-rsid="001e73b7"/>
    </style:style>
    <style:style style:name="P67" style:family="paragraph" style:parent-style-name="Standard" style:list-style-name="L11">
      <style:text-properties officeooo:rsid="001e73b7" officeooo:paragraph-rsid="0022f436"/>
    </style:style>
    <style:style style:name="P68" style:family="paragraph" style:parent-style-name="Standard" style:list-style-name="L11">
      <style:text-properties officeooo:paragraph-rsid="0022f436"/>
    </style:style>
    <style:style style:name="P69" style:family="paragraph" style:parent-style-name="Standard" style:list-style-name="L12">
      <style:text-properties officeooo:rsid="001cb216" officeooo:paragraph-rsid="001cb216"/>
    </style:style>
    <style:style style:name="P70" style:family="paragraph" style:parent-style-name="Standard" style:list-style-name="L13">
      <style:text-properties officeooo:paragraph-rsid="0017ed4a"/>
    </style:style>
    <style:style style:name="P71" style:family="paragraph" style:parent-style-name="Standard" style:list-style-name="L13">
      <style:text-properties officeooo:rsid="0017ed4a" officeooo:paragraph-rsid="0017ed4a"/>
    </style:style>
    <style:style style:name="P72" style:family="paragraph" style:parent-style-name="Standard" style:list-style-name="L13">
      <style:text-properties officeooo:rsid="0043b675" officeooo:paragraph-rsid="0043b675"/>
    </style:style>
    <style:style style:name="P73" style:family="paragraph" style:parent-style-name="Standard" style:list-style-name="L14">
      <style:text-properties fo:color="#000000" loext:opacity="100%" officeooo:rsid="0041eef8" officeooo:paragraph-rsid="0041eef8"/>
    </style:style>
    <style:style style:name="P74" style:family="paragraph" style:parent-style-name="Standard" style:list-style-name="L14">
      <style:text-properties fo:color="#000000" loext:opacity="100%" officeooo:rsid="0043b675" officeooo:paragraph-rsid="0043b675"/>
    </style:style>
    <style:style style:name="P75" style:family="paragraph" style:parent-style-name="Standard" style:list-style-name="L15">
      <style:text-properties officeooo:paragraph-rsid="002500f7"/>
    </style:style>
    <style:style style:name="P76" style:family="paragraph" style:parent-style-name="Standard" style:list-style-name="L15">
      <style:text-properties officeooo:rsid="002500f7" officeooo:paragraph-rsid="002500f7"/>
    </style:style>
    <style:style style:name="P77" style:family="paragraph" style:parent-style-name="Standard" style:list-style-name="L16">
      <style:text-properties officeooo:paragraph-rsid="0017ed4a"/>
    </style:style>
    <style:style style:name="P78" style:family="paragraph" style:parent-style-name="Standard" style:list-style-name="L17"/>
    <style:style style:name="P79" style:family="paragraph" style:parent-style-name="Standard" style:list-style-name="L18">
      <style:text-properties officeooo:rsid="0025b80f" officeooo:paragraph-rsid="0025b80f"/>
    </style:style>
    <style:style style:name="T1" style:family="text">
      <style:text-properties fo:color="#c9211e" loext:opacity="100%" fo:font-size="26pt" fo:font-weight="bold" style:font-size-asian="26pt" style:font-weight-asian="bold" style:font-size-complex="26pt" style:font-weight-complex="bold"/>
    </style:style>
    <style:style style:name="T2" style:family="text">
      <style:text-properties fo:color="#8d1d75" loext:opacity="100%" fo:font-weight="bold" style:font-weight-asian="bold" style:font-weight-complex="bold"/>
    </style:style>
    <style:style style:name="T3" style:family="text">
      <style:text-properties officeooo:rsid="00153040"/>
    </style:style>
    <style:style style:name="T4" style:family="text">
      <style:text-properties officeooo:rsid="0016398c"/>
    </style:style>
    <style:style style:name="T5" style:family="text">
      <style:text-properties fo:color="#81d41a" loext:opacity="100%"/>
    </style:style>
    <style:style style:name="T6" style:family="text">
      <style:text-properties fo:color="#81d41a" loext:opacity="100%" fo:font-weight="bold" style:font-weight-asian="bold" style:font-weight-complex="bold"/>
    </style:style>
    <style:style style:name="T7" style:family="text">
      <style:text-properties fo:color="#81d41a" loext:opacity="100%" fo:font-weight="bold" officeooo:rsid="0016398c" style:font-weight-asian="bold" style:font-weight-complex="bold"/>
    </style:style>
    <style:style style:name="T8" style:family="text">
      <style:text-properties fo:color="#81d41a" loext:opacity="100%" officeooo:rsid="00153040"/>
    </style:style>
    <style:style style:name="T9" style:family="text">
      <style:text-properties fo:color="#81d41a" loext:opacity="100%" officeooo:rsid="001a521b"/>
    </style:style>
    <style:style style:name="T10" style:family="text">
      <style:text-properties fo:color="#81d41a" loext:opacity="100%" officeooo:rsid="001674b2"/>
    </style:style>
    <style:style style:name="T11" style:family="text">
      <style:text-properties fo:color="#81d41a" loext:opacity="100%" officeooo:rsid="0016e9c7"/>
    </style:style>
    <style:style style:name="T12" style:family="text">
      <style:text-properties fo:color="#81d41a" loext:opacity="100%" officeooo:rsid="0017ed4a"/>
    </style:style>
    <style:style style:name="T13" style:family="text">
      <style:text-properties officeooo:rsid="001674b2"/>
    </style:style>
    <style:style style:name="T14" style:family="text">
      <style:text-properties officeooo:rsid="0016e9c7"/>
    </style:style>
    <style:style style:name="T15" style:family="text">
      <style:text-properties officeooo:rsid="0017ed4a"/>
    </style:style>
    <style:style style:name="T16" style:family="text">
      <style:text-properties fo:font-size="26pt" style:font-size-asian="26pt" style:font-size-complex="26pt"/>
    </style:style>
    <style:style style:name="T17" style:family="text">
      <style:text-properties fo:color="#e8a202" loext:opacity="100%"/>
    </style:style>
    <style:style style:name="T18" style:family="text">
      <style:text-properties officeooo:rsid="001b19c8"/>
    </style:style>
    <style:style style:name="T19" style:family="text">
      <style:text-properties officeooo:rsid="001cb216"/>
    </style:style>
    <style:style style:name="T20" style:family="text">
      <style:text-properties officeooo:rsid="001e73b7"/>
    </style:style>
    <style:style style:name="T21" style:family="text">
      <style:text-properties officeooo:rsid="001ea0e1"/>
    </style:style>
    <style:style style:name="T22" style:family="text">
      <style:text-properties officeooo:rsid="001ed839"/>
    </style:style>
    <style:style style:name="T23" style:family="text">
      <style:text-properties officeooo:rsid="00205559"/>
    </style:style>
    <style:style style:name="T24" style:family="text">
      <style:text-properties officeooo:rsid="00222513"/>
    </style:style>
    <style:style style:name="T25" style:family="text">
      <style:text-properties officeooo:rsid="002500f7"/>
    </style:style>
    <style:style style:name="T26" style:family="text">
      <style:text-properties officeooo:rsid="00273cf3"/>
    </style:style>
    <style:style style:name="T27" style:family="text">
      <style:text-properties officeooo:rsid="00286b09"/>
    </style:style>
    <style:style style:name="T28" style:family="text">
      <style:text-properties officeooo:rsid="00297877"/>
    </style:style>
    <style:style style:name="T29" style:family="text">
      <style:text-properties officeooo:rsid="002b0d64"/>
    </style:style>
    <style:style style:name="T30" style:family="text">
      <style:text-properties officeooo:rsid="002c5b16"/>
    </style:style>
    <style:style style:name="T31" style:family="text">
      <style:text-properties officeooo:rsid="002d6e5b"/>
    </style:style>
    <style:style style:name="T32" style:family="text">
      <style:text-properties officeooo:rsid="003017bf"/>
    </style:style>
    <style:style style:name="T33" style:family="text">
      <style:text-properties officeooo:rsid="0031dea2"/>
    </style:style>
    <style:style style:name="T34" style:family="text">
      <style:text-properties officeooo:rsid="0032cae8"/>
    </style:style>
    <style:style style:name="T35" style:family="text">
      <style:text-properties officeooo:rsid="003476c1"/>
    </style:style>
    <style:style style:name="T36" style:family="text">
      <style:text-properties officeooo:rsid="0035a05d"/>
    </style:style>
    <style:style style:name="T37" style:family="text">
      <style:text-properties officeooo:rsid="0036f104"/>
    </style:style>
    <style:style style:name="T38" style:family="text">
      <style:text-properties officeooo:rsid="00376aa6"/>
    </style:style>
    <style:style style:name="T39" style:family="text">
      <style:text-properties officeooo:rsid="003771cf"/>
    </style:style>
    <style:style style:name="T40" style:family="text">
      <style:text-properties officeooo:rsid="0038a6c9"/>
    </style:style>
    <style:style style:name="T41" style:family="text">
      <style:text-properties officeooo:rsid="0039012c"/>
    </style:style>
    <style:style style:name="T42" style:family="text">
      <style:text-properties officeooo:rsid="003a68c7"/>
    </style:style>
    <style:style style:name="T43" style:family="text">
      <style:text-properties officeooo:rsid="003b6a88"/>
    </style:style>
    <style:style style:name="T44" style:family="text">
      <style:text-properties officeooo:rsid="003c2ee0"/>
    </style:style>
    <style:style style:name="T45" style:family="text">
      <style:text-properties officeooo:rsid="003ead3b"/>
    </style:style>
    <style:style style:name="T46" style:family="text">
      <style:text-properties officeooo:rsid="003f1ca3"/>
    </style:style>
    <style:style style:name="T47" style:family="text">
      <style:text-properties officeooo:rsid="0040f50d"/>
    </style:style>
    <style:style style:name="T48" style:family="text">
      <style:text-properties officeooo:rsid="004144e5"/>
    </style:style>
    <style:style style:name="T49" style:family="text">
      <style:text-properties officeooo:rsid="0041eef8"/>
    </style:style>
    <style:style style:name="T50" style:family="text">
      <style:text-properties officeooo:rsid="0043b675"/>
    </style:style>
    <style:style style:name="T51" style:family="text">
      <style:text-properties officeooo:rsid="0045b1ac"/>
    </style:style>
    <style:style style:name="T52" style:family="text">
      <style:text-properties officeooo:rsid="0045de5f"/>
    </style:style>
    <style:style style:name="T53" style:family="text">
      <style:text-properties officeooo:rsid="0049c140"/>
    </style:style>
    <style:style style:name="T54" style:family="text">
      <style:text-properties officeooo:rsid="004a0ad4"/>
    </style:style>
    <style:style style:name="T55" style:family="text">
      <style:text-properties officeooo:rsid="004ae224"/>
    </style:style>
    <style:style style:name="T56" style:family="text">
      <style:text-properties officeooo:rsid="004cc747"/>
    </style:style>
    <style:style style:name="T57" style:family="text">
      <style:text-properties officeooo:rsid="004de6d0"/>
    </style:style>
    <style:style style:name="T58" style:family="text">
      <style:text-properties officeooo:rsid="004e37c4"/>
    </style:style>
    <style:style style:name="T59" style:family="text">
      <style:text-properties officeooo:rsid="004f9a50"/>
    </style:style>
    <style:style style:name="T60" style:family="text">
      <style:text-properties officeooo:rsid="0050b239"/>
    </style:style>
    <style:style style:name="T61" style:family="text">
      <style:text-properties officeooo:rsid="005178d7"/>
    </style:style>
    <style:style style:name="T62" style:family="text">
      <style:text-properties officeooo:rsid="0051ec79"/>
    </style:style>
    <style:style style:name="T63" style:family="text">
      <style:text-properties officeooo:rsid="00528e1a"/>
    </style:style>
    <style:style style:name="T64" style:family="text">
      <style:text-properties officeooo:rsid="00552d36"/>
    </style:style>
    <style:style style:name="T65" style:family="text">
      <style:text-properties officeooo:rsid="0056479c"/>
    </style:style>
    <style:style style:name="T66" style:family="text">
      <style:text-properties officeooo:rsid="00574e01"/>
    </style:style>
    <style:style style:name="T67" style:family="text">
      <style:text-properties officeooo:rsid="00594fdb"/>
    </style:style>
    <style:style style:name="T68" style:family="text">
      <style:text-properties officeooo:rsid="0059d3fb"/>
    </style:style>
    <style:style style:name="T69" style:family="text">
      <style:text-properties officeooo:rsid="005a1950"/>
    </style:style>
    <style:style style:name="T70" style:family="text">
      <style:text-properties officeooo:rsid="0053fbf1"/>
    </style:style>
    <style:style style:name="T71" style:family="text">
      <style:text-properties officeooo:rsid="005b3b4f"/>
    </style:style>
    <style:style style:name="T72" style:family="text">
      <style:text-properties officeooo:rsid="005d70da"/>
    </style:style>
    <style:style style:name="T73" style:family="text">
      <style:text-properties officeooo:rsid="005ebb04"/>
    </style:style>
    <style:style style:name="T74" style:family="text">
      <style:text-properties officeooo:rsid="006054b3"/>
    </style:style>
    <style:style style:name="T75" style:family="text">
      <style:text-properties officeooo:rsid="0061efe8"/>
    </style:style>
    <style:style style:name="T76" style:family="text">
      <style:text-properties officeooo:rsid="0061effb"/>
    </style:style>
    <style:style style:name="T77" style:family="text">
      <style:text-properties officeooo:rsid="006222ba"/>
    </style:style>
    <style:style style:name="T78" style:family="text">
      <style:text-properties fo:font-size="11pt" officeooo:rsid="005b3b4f" style:font-size-asian="11pt" style:font-size-complex="11pt"/>
    </style:style>
    <style:style style:name="T79" style:family="text">
      <style:text-properties fo:font-size="11pt" officeooo:rsid="005c617f" style:font-size-asian="11pt" style:font-size-complex="11pt"/>
    </style:style>
    <style:style style:name="T80" style:family="text">
      <style:text-properties fo:font-size="11pt" officeooo:rsid="00639944" style:font-size-asian="11pt" style:font-size-complex="11pt"/>
    </style:style>
    <style:style style:name="T81" style:family="text">
      <style:text-properties officeooo:rsid="00640150"/>
    </style:style>
    <style:style style:name="T82" style:family="text">
      <style:text-properties officeooo:rsid="0064dd71"/>
    </style:style>
    <style:style style:name="T83" style:family="text">
      <style:text-properties officeooo:rsid="0066364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Room</text:span><text:span text:style-name="T16"> C 1 </text:span></text:p>
      <text:p text:style-name="P25">“<text:span text:style-name="T27">You enter the room and you are underwhelmed. You were expecting to see something more grand behind a locked door, the room doesn’t look like much. </text:span><text:span text:style-name="T28">Just a</text:span><text:span text:style-name="T27"> desk, </text:span><text:span text:style-name="T30">a waste basket,</text:span><text:span text:style-name="T27"> </text:span><text:span text:style-name="T28">and a picture </text:span><text:span text:style-name="T29">o</text:span><text:span text:style-name="T28">n the right side of the room, hanging on the wall, you see </text:span><text:span text:style-name="T29">the</text:span><text:span text:style-name="T28"> picture is blatantly off center. It grates your nerves. </text:span><text:span text:style-name="T29">N</text:span><text:span text:style-name="T28">ot even a chair to sit in! There has to be something good in that desk.</text:span>”</text:p>
      <text:p text:style-name="P24"/>
      <text:p text:style-name="P11"><text:span text:style-name="T3">D</text:span>oor = locked</text:p>
      <text:p text:style-name="Standard"/>
      <text:p text:style-name="P11"><text:span text:style-name="T8">I</text:span><text:span text:style-name="T5">tems:</text:span> </text:p>
      <text:list xml:id="list2602790026" text:style-name="L1">
        <text:list-item>
          <text:p text:style-name="P47">C block </text:p>
        </text:list-item>
        <text:list-item>
          <text:p text:style-name="P47">O room key </text:p>
        </text:list-item>
        <text:list-item>
          <text:p text:style-name="P47">2g <text:span text:style-name="T28">(should just be coin not gold)</text:span></text:p>
        </text:list-item>
        <text:list-item>
          <text:p text:style-name="P47"><text:span text:style-name="T3">M</text:span>agnifying glass</text:p>
        </text:list-item>
      </text:list>
      <text:p text:style-name="Standard"><text:span text:style-name="T9">T</text:span><text:span text:style-name="T5">hings to inspect:</text:span> </text:p>
      <text:p text:style-name="Standard"/>
      <text:list xml:id="list3953262828" text:style-name="L2">
        <text:list-item>
          <text:p text:style-name="P48"><text:span text:style-name="T18">D</text:span>esk: This desk has one file cabinet inside you find<text:line-break/><text:tab/>“<text:span text:style-name="T28">You open the desk… Wow this room sucks, a couple of coins, a magnifying glass and <text:tab/>a cup, who locks this kinda stuff up!?” </text:span><text:s/></text:p>
          <text:list>
            <text:list-item>
              <text:p text:style-name="P48"><text:span text:style-name="T26">A</text:span> cup holding a single die. </text:p>
              <text:list>
                <text:list-item>
                  <text:p text:style-name="P49">This item can be place in inventory. Once in the inventory the die can be rolled. Once the block has been received the numbers don't matter but the player can still roll. "You rolled a 6, the wind howls around the mansion...") </text:p>
                </text:list-item>
              </text:list>
            </text:list-item>
            <text:list-item>
              <text:p text:style-name="P49"><text:span text:style-name="T30">T</text:span>rash can </text:p>
              <text:list>
                <text:list-item>
                  <text:p text:style-name="P49">“This waste receptacle contains only dust, aaachoooo!”</text:p>
                </text:list-item>
              </text:list>
            </text:list-item>
            <text:list-item>
              <text:p text:style-name="P50">2g</text:p>
            </text:list-item>
            <text:list-item>
              <text:p text:style-name="P50">Dusty magnifying glass</text:p>
              <text:list>
                <text:list-item>
                  <text:p text:style-name="P50">“You look at the magnifying glass, you think this may help you look for clues.”</text:p>
                </text:list-item>
              </text:list>
            </text:list-item>
            <text:list-item>
              <text:p text:style-name="P50">Key</text:p>
              <text:list>
                <text:list-item>
                  <text:p text:style-name="P48"><text:span text:style-name="T26">“As you turn to exit the room by the door hanging on a hook is a key.”</text:span> <text:s text:c="12"/></text:p>
                </text:list-item>
              </text:list>
            </text:list-item>
          </text:list>
        </text:list-item>
        <text:list-item>
          <text:p text:style-name="P49"><text:span text:style-name="T18">P</text:span>icture on the wall </text:p>
          <text:list>
            <text:list-item>
              <text:p text:style-name="P49">“The picture is of a dark haired youth, with bright green eyes hidden behind spectacles. And upon his forehead you see a scar, unconsciously your own hand finds it's way to the same spot upon your forehead, as if you felt a slight twinge of pain.”</text:p>
            </text:list-item>
          </text:list>
        </text:list-item>
      </text:list>
      <text:p text:style-name="P11"><text:span text:style-name="T8">P</text:span><text:span text:style-name="T5">uzzle/task:</text:span></text:p>
      <text:list xml:id="list3501790545" text:style-name="L3">
        <text:list-item>
          <text:p text:style-name="P51"><text:span text:style-name="T3">D</text:span>ice rolling d20 </text:p>
          <text:list>
            <text:list-item>
              <text:p text:style-name="P51">1(lose life) </text:p>
            </text:list-item>
            <text:list-item>
              <text:p text:style-name="P51">2-6 ("What a waste of time, you think." Prompt: Waste some more time?) </text:p>
            </text:list-item>
            <text:list-item>
              <text:p text:style-name="P52">7-12(“<text:span text:style-name="T31">The die appears to shimmer before it settles on (number)</text:span>” <text:span text:style-name="T31">Prompt: Feeling lucky?</text:span>), </text:p>
            </text:list-item>
            <text:list-item>
              <text:p text:style-name="P52">13-18(get block) </text:p>
            </text:list-item>
            <text:list-item>
              <text:p text:style-name="P51">19(refill some life) </text:p>
            </text:list-item>
            <text:list-item>
              <text:p text:style-name="P52">20(life and <text:span text:style-name="T31">coin</text:span>)</text:p>
            </text:list-item>
          </text:list>
        </text:list-item>
      </text:list>
      <text:p text:style-name="P26"><text:span text:style-name="T7">N</text:span><text:span text:style-name="T6">ote</text:span></text:p>
      <text:p text:style-name="P12"><text:span text:style-name="T4">C</text:span>hoosing the luck perk auto re-roll for a 1-6</text:p>
      <text:p text:style-name="Standard"><text:span text:style-name="T4">S</text:span>uccessful roll <text:span text:style-name="T4">and </text:span>the die will fall and roll to the hiding block</text:p>
      <text:p text:style-name="Standard"/>
      <text:p text:style-name="Standard"/>
      <text:p text:style-name="Standard"/>
      <text:p text:style-name="Standard"><text:soft-page-break/><text:span text:style-name="T1">Room</text:span><text:span text:style-name="T16"> R</text:span> </text:p>
      <text:p text:style-name="Standard"/>
      <text:p text:style-name="P27">"Upon entering this room you are greeted with a cold gust of air coming from the open window. The chill brought on by the wind raises goosebumps on the nape of your neck. Inside the room a bar stool with a suspicious looking potted plant sits in the corner to the left of the window. Near by the stool, curled on the ground is a burnt up piece of paper <text:span text:style-name="T32">and a shiny item. The door closes behind you, you look back startled! Hiding from view behind the door looms a mountain of a man in knights armor. Wait the visor is lifted and you can see that… that… it is empty! What a relief, any person who could fill that armor i</text:span><text:span text:style-name="T33">s</text:span><text:span text:style-name="T32"> someone you hope to never meet. </text:span><text:span text:style-name="T33">T</text:span><text:span text:style-name="T32">he open window allows air to rattle the chain mail. </text:span><text:span text:style-name="T34">Chills...</text:span>"</text:p>
      <text:p text:style-name="Standard"/>
      <text:p text:style-name="Standard"><text:span text:style-name="T13">Door</text:span> = unlocked</text:p>
      <text:p text:style-name="Standard"/>
      <text:p text:style-name="P13"><text:span text:style-name="T10">I</text:span><text:span text:style-name="T5">tems:</text:span> </text:p>
      <text:list xml:id="list3315887148" text:style-name="L4">
        <text:list-item>
          <text:p text:style-name="P54">R block</text:p>
        </text:list-item>
        <text:list-item>
          <text:p text:style-name="P54">Clue item: a burnt paper, looks like it could have been a list of sorts, all that can be red "Unforgivable cu" <text:s text:c="14"/></text:p>
        </text:list-item>
        <text:list-item>
          <text:p text:style-name="P54"><text:span text:style-name="T13">Z</text:span> block <text:span text:style-name="T13">(false item)</text:span></text:p>
        </text:list-item>
        <text:list-item>
          <text:p text:style-name="P53"><text:span text:style-name="T13">G</text:span>olden brooch looks like a scarab</text:p>
        </text:list-item>
      </text:list>
      <text:p text:style-name="Standard"/>
      <text:p text:style-name="Standard"/>
      <text:p text:style-name="P6"><text:span text:style-name="T14">T</text:span>hings to inspect:</text:p>
      <text:list xml:id="list1536898582" text:style-name="L5">
        <text:list-item>
          <text:p text:style-name="P55"><text:span text:style-name="T14">S</text:span>uspicious plant, uprooting or breaking "You hear a loud wailing sound, an inhuman cry. You pass out..." Send user back to main room. <text:span text:style-name="T14">I</text:span>nspecting the plant you also find noise dampening ear covers. <text:span text:style-name="T14">P</text:span>ut them on to protect yourself and find the block hidden in the plant</text:p>
        </text:list-item>
        <text:list-item>
          <text:p text:style-name="P55">An <text:span text:style-name="T14">o</text:span>pen window. the curtain hides what is propping window...</text:p>
        </text:list-item>
        <text:list-item>
          <text:p text:style-name="P55"><text:span text:style-name="T14">K</text:span>nights armor, <text:s/>inspecting there is nothing here.</text:p>
        </text:list-item>
      </text:list>
      <text:p text:style-name="Standard"/>
      <text:p text:style-name="Standard"><text:span text:style-name="T11">P</text:span><text:span text:style-name="T5">uzzle/task:</text:span> </text:p>
      <text:list xml:id="list836497172" text:style-name="L6">
        <text:list-item>
          <text:p text:style-name="P56"><text:span text:style-name="T14">U</text:span>se the ear muffs to get the block from the mandrake pot.</text:p>
        </text:list-item>
      </text:list>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Room</text:span><text:span text:style-name="T16"> U</text:span> </text:p>
      <text:p text:style-name="Standard">“<text:span text:style-name="T40">Probably the most well lit part of the house you have been to so far. There is a warmth about this room, you relax a little. As you scan the room you think that this is probably the study. You see shelving that travels the room about shoulder height, and several sets of bookends </text:span><text:span text:style-name="T41">and</text:span><text:span text:style-name="T40"> no books. You do notice there is a bookshelf in the room, but it only has two books that you can see. </text:span><text:span text:style-name="T41">Near by the bookshelf is a large comfy looking leather chair with a small table in front of it. On that table you see a board with blocks on it, next to that you see an empty decanter with a glass, and a pencil.</text:span>”</text:p>
      <text:p text:style-name="Standard"/>
      <text:p text:style-name="Standard"><text:span text:style-name="T14">D</text:span>oor = unlocked</text:p>
      <text:p text:style-name="Standard"/>
      <text:p text:style-name="P14"><text:span text:style-name="T11">I</text:span><text:span text:style-name="T5">tems:</text:span> </text:p>
      <text:list xml:id="list4104412687" text:style-name="L7">
        <text:list-item>
          <text:p text:style-name="P57">U block </text:p>
        </text:list-item>
        <text:list-item>
          <text:p text:style-name="P58">Q block</text:p>
        </text:list-item>
        <text:list-item>
          <text:p text:style-name="P58">1 coin inside the glass</text:p>
        </text:list-item>
        <text:list-item>
          <text:p text:style-name="P58">A metal nail file, you notice when you sit in the chair.</text:p>
        </text:list-item>
        <text:list-item>
          <text:p text:style-name="P57"><text:span text:style-name="T14">W</text:span>and<text:line-break/> <text:span text:style-name="T38">You notice what you thought was a pencil behind the game board to be something else.</text:span></text:p>
          <text:p text:style-name="P57"><text:s/><text:span text:style-name="T38">This appears to be a wand. </text:span><text:span text:style-name="T39">But, </text:span><text:span text:style-name="T38">is it magic? After the events of today you wouldn’t be </text:span><text:span text:style-name="T39">the least bit</text:span><text:span text:style-name="T38"> surprised.</text:span></text:p>
        </text:list-item>
        <text:list-item>
          <text:p text:style-name="P57"><text:span text:style-name="T14">C</text:span>rumpled note (someone trying to solve the room scribbled anagrams trying to get the answer. looks like they didn't solve it, and have scribbled "Poor me, what the devil am I going to do?" at the bottom of the page)</text:p>
        </text:list-item>
      </text:list>
      <text:p text:style-name="Standard"/>
      <text:p text:style-name="Standard"><text:span text:style-name="T11">T</text:span><text:span text:style-name="T5">hings to inspect:</text:span> </text:p>
      <text:list xml:id="list2312036818" text:style-name="L8">
        <text:list-item>
          <text:p text:style-name="P59"><text:span text:style-name="T35">B</text:span>ook shelf</text:p>
          <text:list>
            <text:list-item>
              <text:p text:style-name="P59"><text:span text:style-name="T14">B</text:span>ook 1: Mandrake Care 101: Rule 1) Protect your ears. Rule 2) Protect your ears. Rule 3) Handle with care.</text:p>
            </text:list-item>
            <text:list-item>
              <text:p text:style-name="P60"><text:span text:style-name="T14">B</text:span>ook 2: The Power of Words: You can write the most powerful speech that can move mountains, but speak it flatly and you would barley rustle a straw house. Be sure of your words, be sure to really mean them. </text:p>
            </text:list-item>
          </text:list>
        </text:list-item>
        <text:list-item>
          <text:p text:style-name="P61">A wooden board on a table.</text:p>
          <text:list>
            <text:list-item>
              <text:p text:style-name="P61">The <text:span text:style-name="T36">board </text:span>has a phrase <text:span text:style-name="T36">with carved into it except for two words which are made up by movable letter blocks. </text:span></text:p>
            </text:list-item>
            <text:list-item>
              <text:p text:style-name="P62">Crumpled paper<text:line-break/> It looks like someone was trying to work out an anagram from the 10 blocks. A lot of what is written is crossed out except for: "Poor me, what the devil am I going to do? <text:span text:style-name="T37">Also what in heavens name an ipod?</text:span>"</text:p>
              <text:p text:style-name="P62"><text:s/><text:tab/><text:tab/>At the bottom of the page</text:p>
            </text:list-item>
          </text:list>
        </text:list-item>
      </text:list>
      <text:p text:style-name="Standard"/>
      <text:p text:style-name="Standard"><text:span text:style-name="T11">P</text:span><text:span text:style-name="T5">uzzle/task</text:span> </text:p>
      <text:list xml:id="list3345565130" text:style-name="L9">
        <text:list-item>
          <text:p text:style-name="P63"><text:span text:style-name="T14">U</text:span>nscramble tiles "Oh bless the (iPod lover == poor devil), who gets trapped here with the light."</text:p>
        </text:list-item>
      </text:list>
      <text:p text:style-name="Standard"/>
      <text:p text:style-name="Standard"><text:s text:c="3"/></text:p>
      <text:p text:style-name="P29"/>
      <text:p text:style-name="Standard"><text:soft-page-break/><text:span text:style-name="T1">Room</text:span><text:span text:style-name="T16"> C 2</text:span> {</text:p>
      <text:p text:style-name="Standard"/>
      <text:p text:style-name="Standard">“<text:span text:style-name="T19">As you open the door something small falls on your head, you look and see a coin. It’s Tails/Heads. </text:span><text:span text:style-name="T43">Even if this isn’t the brightest room you see that it is empty, well aside from that coin. From behind her hiding place behind the clouds the moon peeks her light in to the room and you see something on the wall./Frustration and desperation set in, and you attempt to assuage your emotions and try to kick the door. You kick too hard, missing the door, you sweep yourself off your feet. </text:span><text:span text:style-name="T44">Laying on your back, processing life for a moment, you happen to catch sight of something one the wall. Lucky you.</text:span>”</text:p>
      <text:p text:style-name="Standard"/>
      <text:p text:style-name="Standard"><text:span text:style-name="T15">D</text:span>oor = unlocked</text:p>
      <text:p text:style-name="Standard"/>
      <text:p text:style-name="P15"><text:span text:style-name="T12">I</text:span><text:span text:style-name="T5">tems:</text:span> </text:p>
      <text:list xml:id="list3385244967" text:style-name="L10">
        <text:list-item>
          <text:p text:style-name="P64">C block </text:p>
        </text:list-item>
        <text:list-item>
          <text:p text:style-name="P64"><text:span text:style-name="T15">K</text:span>ey</text:p>
        </text:list-item>
        <text:list-item>
          <text:p text:style-name="P65"><text:span text:style-name="T42">Gold c</text:span>oin</text:p>
        </text:list-item>
      </text:list>
      <text:p text:style-name="P7">Things to inspect:</text:p>
      <text:list xml:id="list1198656111" text:style-name="L11">
        <text:list-item>
          <text:p text:style-name="P66">False wall (This wall has what appears to be a coin slot, will also check if user has coin in inventory)</text:p>
        </text:list-item>
        <text:list-item>
          <text:p text:style-name="P68"><text:span text:style-name="T20">Coin (Wow! You look at what appears to be a gold coin. </text:span><text:span text:style-name="T21">The markings are what you perceive to be a Solidus coin, from the Late Roman Empire when Constantine ruled. You have loved Roman history ever since you were a wee little lad/lass/whipper snapper. /</text:span><text:span text:style-name="T22">You see markings on the coin, and you are taken back to high school. This could be a lucky guess, but you’re pretty sure it is a Solidus coin. Freshman year in Mr. Myers’ history class you thought you would so trendy and solidus a thing. It sounded close to your tired catch phrase of “Solid, huh?”, but this would be better and cooler, cause it was golden… Your efforts lasted until first perio</text:span><text:span text:style-name="T23">d</text:span><text:span text:style-name="T22"> the next day when your BFF Toby </text:span><text:span text:style-name="T23">laughed in your face, </text:span><text:span text:style-name="T24">when they asked what you were saying</text:span><text:span text:style-name="T23">. “Rocko</text:span>, stop trying to make '<text:span text:style-name="T23">solidus</text:span>' happen! it's not going to happen!”, <text:span text:style-name="T23">so mean</text:span><text:span text:style-name="T21">. You bite the coin and sure enough. It’s gold!</text:span></text:p>
          <text:p text:style-name="P67">)</text:p>
        </text:list-item>
      </text:list>
      <text:p text:style-name="P15"/>
      <text:p text:style-name="P9">Puzzle/Task:</text:p>
      <text:list xml:id="list2646942723" text:style-name="L12">
        <text:list-item>
          <text:p text:style-name="P69">Solve this riddle “What has a head and a tail, but no body?” Answer: Coin<text:line-break/> When user walks in have a coin fall from the door frame.<text:line-break/></text:p>
        </text:list-item>
      </text:list>
      <text:p text:style-name="P30"/>
      <text:p text:style-name="P30"/>
      <text:p text:style-name="P29"/>
      <text:p text:style-name="P29"/>
      <text:p text:style-name="P29"/>
      <text:p text:style-name="P29"/>
      <text:p text:style-name="P29"/>
      <text:p text:style-name="Standard"><text:soft-page-break/><text:span text:style-name="T1">Room</text:span><text:span text:style-name="T16"> I </text:span>{</text:p>
      <text:p text:style-name="Standard">“<text:span text:style-name="T45">A butterfly flutters by. Why you might have expected to spy a moth with your eye, </text:span><text:span text:style-name="T46">but not a butterfly fluttering by. This night has been leaving questions in your mind, no surprise. That was weird, you feel fuzzy. For a moment as you watched that butterfly flutter it felt like you were reliving a memory. But that memory wasn’t your</text:span><text:span text:style-name="T47">s</text:span><text:span text:style-name="T46">. </text:span><text:span text:style-name="T47">You </text:span><text:span text:style-name="T49">spot</text:span><text:span text:style-name="T47"> the butterfly, everything seems normal, it is resting on the brim of an overturned hat in the center of the room. Around the hat you see a few playing cards scattered. You begin to take in the rest of the room. </text:span><text:span text:style-name="T48">On the wall opposite of you is a writing desk with some items scattered atop, </text:span><text:span text:style-name="T50">a typewriter, </text:span><text:span text:style-name="T48">and a desk lamp. Next to the table is a swivel chair and a waste bin overflowing with crumpled up paper. Along the left wall in the room is a large wooden trunk with a lock that isn't locked. <text:s/>On the right side of the room below a fair sized portrait of a gray haired man was a couch. The</text:span><text:span text:style-name="T51"> </text:span><text:span text:style-name="T48">couch was big, on </text:span><text:span text:style-name="T52">it was a pillow and </text:span><text:span text:style-name="T48">one </text:span><text:span text:style-name="T52">arm of the couch</text:span><text:span text:style-name="T48"> </text:span><text:span text:style-name="T52">there </text:span><text:span text:style-name="T48">was a neatly folded blanket</text:span><text:span text:style-name="T49">. Lastly to your right you see a coat rack with </text:span><text:span text:style-name="T50">funny looking coat hanging on it (it is a cloak).</text:span>”</text:p>
      <text:p text:style-name="Standard"/>
      <text:p text:style-name="Standard"><text:span text:style-name="T15">D</text:span>oor = unlocked </text:p>
      <text:p text:style-name="Standard"/>
      <text:p text:style-name="P15"><text:span text:style-name="T12">I</text:span><text:span text:style-name="T5">tems:</text:span> </text:p>
      <text:list xml:id="list156429783" text:style-name="L13">
        <text:list-item>
          <text:p text:style-name="P70">I block</text:p>
        </text:list-item>
        <text:list-item>
          <text:p text:style-name="P71">Key</text:p>
        </text:list-item>
        <text:list-item>
          <text:p text:style-name="P72">Deck of cards</text:p>
        </text:list-item>
      </text:list>
      <text:p text:style-name="P31"/>
      <text:p text:style-name="P8">Things to inspect:</text:p>
      <text:list xml:id="list3468031024" text:style-name="L14">
        <text:list-item>
          <text:p text:style-name="P73">wooden trunk</text:p>
        </text:list-item>
        <text:list-item>
          <text:p text:style-name="P73">picture</text:p>
        </text:list-item>
        <text:list-item>
          <text:p text:style-name="P73">waste basket</text:p>
        </text:list-item>
        <text:list-item>
          <text:p text:style-name="P73">desk</text:p>
        </text:list-item>
        <text:list-item>
          <text:p text:style-name="P74">coat rack <text:span text:style-name="T51">(key)</text:span></text:p>
        </text:list-item>
        <text:list-item>
          <text:p text:style-name="P74">typewriter</text:p>
        </text:list-item>
      </text:list>
      <text:p text:style-name="P10">Puzzle/Task:</text:p>
      <text:list xml:id="list3474597614" text:style-name="L15">
        <text:list-item>
          <text:p text:style-name="P76">Card flicking</text:p>
          <text:list>
            <text:list-item>
              <text:p text:style-name="P75"><text:span text:style-name="T25">User finds a deck of cards and a type of hat that already has a card inside of it and a few cards laying around it. User will have to make 3 cards into the hat, punishment will follow for each miss. </text:span><text:span text:style-name="T50">If you’re lucky on your last throw if you miss the butterfly fly and bump the card mid air, and have a chance to land in the hat.</text:span></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Room</text:span><text:span text:style-name="T16"> O</text:span></text:p>
      <text:p text:style-name="Standard">“<text:span text:style-name="T73">You enter the room, i</text:span><text:span text:style-name="T72">t’s quiet, you </text:span><text:span text:style-name="T73">can </text:span><text:span text:style-name="T72">hear your heart </text:span><text:span text:style-name="T73">drum</text:span><text:span text:style-name="T72">. </text:span><text:span text:style-name="T73">It is tuned to the note of dread, there is no place on earth you would rather be less than this room right now. Trapped in this mansion you have little choice than to steel your nerves. “I’m a hero” you say under your breath. </text:span><text:span text:style-name="T74">From the top of your ear down to your big toe you feel the heat of courage burn. </text:span><text:span text:style-name="T75">Your era as a hero filled with courage is short lived, cold fingers intertwine with yours. You hate to, but you look. It’s Frank.</text:span>”</text:p>
      <text:p text:style-name="Standard"/>
      <text:p text:style-name="P37">“<text:span text:style-name="T75">You look near death (name), I hope I didn’t startle you much.</text:span>” <text:span text:style-name="T75">the smirk on his </text:span><text:span text:style-name="T76">translucent face says otherwise. “I will atone for my prank, if you will give me ANOTHER chance.” </text:span></text:p>
      <text:p text:style-name="P37"/>
      <text:p text:style-name="P37"><text:span text:style-name="T76">Little other choice you have, you allow Frank to sit you down in front of a computer. It looks to be a l33t computer set-up. “</text:span><text:span text:style-name="T77">I am stuck in this house, but at least I don’t lack for video games!</text:span><text:span text:style-name="T76">” </text:span><text:span text:style-name="T77">Frank continues, <text:s/>“For this room it’s challenge is a computer game. Don’t get your hopes up, this game is no Skyrim. You have 90 seconds to to rearrange the letters of the word ANOTHER to create new words. You need 6 words to win, score north of 6 words and you will get a special prize! Press any key to start(really have that happen)”</text:span></text:p>
      <text:p text:style-name="Standard"/>
      <text:p text:style-name="Standard"><text:span text:style-name="T15">D</text:span>oor = locked</text:p>
      <text:p text:style-name="Standard"/>
      <text:p text:style-name="P15"><text:span text:style-name="T15">I</text:span>tems: </text:p>
      <text:list xml:id="list4238148471" text:style-name="L16">
        <text:list-item>
          <text:p text:style-name="P77">O block</text:p>
        </text:list-item>
      </text:list>
      <text:p text:style-name="Standard"/>
      <text:p text:style-name="P20"><text:span text:style-name="T15">T</text:span>hings to inspect: </text:p>
      <text:list xml:id="list2672928921" text:style-name="L17">
        <text:list-item>
          <text:p text:style-name="P78"><text:span text:style-name="T15">B</text:span>ook shelf</text:p>
          <text:list>
            <text:list-item>
              <text:p text:style-name="P78"><text:span text:style-name="T15">B</text:span>ook 3: Shooting Dice 101: Sometimes you just have to roll the dice and see what happens.</text:p>
            </text:list-item>
            <text:list-item>
              <text:p text:style-name="P78"><text:span text:style-name="T15">B</text:span>ook 4: The Power of Words: You can write the most powerful speech that can move mountains, but speak it flatly and you would barley rustle a straw house. Be sure of your words, be sure to really mean them.</text:p>
            </text:list-item>
          </text:list>
        </text:list-item>
      </text:list>
      <text:p text:style-name="P17">Puzzle/Task:</text:p>
      <text:list xml:id="list2126364404" text:style-name="L18">
        <text:list-item>
          <text:p text:style-name="P79">Make six words out “Another”</text:p>
        </text:list-item>
      </text:list>
      <text:p text:style-name="Standard"><text:s text:c="4"/>}</text:p>
      <text:p text:style-name="Standard"/>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Story</text:p>
      <text:p text:style-name="Standard"/>
      <text:p text:style-name="Standard">Start of game:</text:p>
      <text:p text:style-name="Standard"/>
      <text:p text:style-name="Standard"><text:s text:c="4"/>Get user gender</text:p>
      <text:p text:style-name="Standard"><text:s text:c="8"/>male</text:p>
      <text:p text:style-name="Standard"><text:s text:c="8"/>female</text:p>
      <text:p text:style-name="Standard"><text:s text:c="8"/>non-binary</text:p>
      <text:p text:style-name="Standard"><text:s text:c="8"/>etc</text:p>
      <text:p text:style-name="Standard"/>
      <text:p text:style-name="Standard"><text:s text:c="4"/>Get username</text:p>
      <text:p text:style-name="Standard"/>
      <text:p text:style-name="Standard"><text:s text:c="4"/>User pick a perk</text:p>
      <text:p text:style-name="Standard"><text:s text:c="8"/>Luck</text:p>
      <text:p text:style-name="Standard"><text:s text:c="8"/>Perception</text:p>
      <text:p text:style-name="Standard"/>
      <text:p text:style-name="Standard">You are strolling through the woods near your house one day. It is getting hot and are beginning to feel that you require shade. (Almost as if by LUCK you find the perfect shaded spot to rest )(You look around and see what you PERCEIVE to be the perfect spot to get some shade ), it is under a great willow tree overlooking a valley with a large pond near it's east end. You must have walked farther than you realized, you have walked these woods before, <text:span text:style-name="T83">but</text:span> you don't recognize the area. But you're not lost. You sit with your back against the tree gazing over the valley eyes drawn to the pond. Your heart skips a beat, and for a moment your stomach drops. It must be the heat, you reach in your bag and sip water from your <text:span text:style-name="T17">canteen</text:span>(Reveal in inventory). You close your eyes for what you only plan to be a moment, but as you start opening your eyes you realize you fell asleep. The sun is setting over the pond, lighting up a mansion near it's edge.</text:p>
      <text:p text:style-name="Standard"/>
      <text:p text:style-name="Standard"><text:s text:c="4"/><text:span text:style-name="T2">What do you do?</text:span></text:p>
      <text:p text:style-name="Standard"><text:s text:c="8"/>A) Turn around and go home </text:p>
      <text:p text:style-name="Standard"><text:s text:c="16"/>Wow you have no sense of adventure, you make it back to you car as the sun's light leaves the sky. You drive back to town, make it home, go to bed and have the sweetest dreams</text:p>
      <text:p text:style-name="Standard"/>
      <text:p text:style-name="Standard"><text:soft-page-break/><text:s text:c="8"/>B) Make your way down to the mansion</text:p>
      <text:p text:style-name="Standard"><text:s text:c="16"/>By the time you get to the front of the mansion the light has left the sky. While the area is dimly lit by lamp post leading down the walk way, it doesn't give off spooky vibes. You approach the door and are greeted by a chill, the door opens, you walk in without much thought.</text:p>
      <text:p text:style-name="Standard"/>
      <text:p text:style-name="Standard"><text:s text:c="8"/>C) Go back to sleep, there ain't no bears in the woods </text:p>
      <text:p text:style-name="Standard"><text:s text:c="16"/>Something isn't right, you are being dragged by your ankles, you know you were asleep for several hours before coming to. You find the nerve to open your eyes, before you have adjusted to the lighting whoever was dragging you drops your feet, and you watch them fade into the shadows back into the woods. You stare after it before you decide it isn't coming back and start to stand up. Other than confusion you feel fine, you were drugged as you were dragged. Also you don't feel any pain, you don't think you were attacked. The doors to the mansion open it is illuminated and welcoming, you can't explain why, but without a second thought you walk into the mansion as though you were an invited guest.</text:p>
      <text:p text:style-name="Standard"><text:s text:c="12"/></text:p>
      <text:p text:style-name="Standard"/>
      <text:p text:style-name="Standard">You cross the threshold and call out, no one responds, further in you make it to a hallway, it has three directions, left, right, and forward. No matter the direction you look you don't see signs of anyone, you glance back to the doors, they are closed, you never heard them shut. You call out again but this time your voice cracks. The silence that answers back makes you sick, all sound has evaporated save the beating of your heart. Panic fills you, you rush to the front doors and twist the handles, but no luck, they will not open.</text:p>
      <text:p text:style-name="Standard"/>
      <text:p text:style-name="Standard"><text:s text:c="4"/><text:span text:style-name="T2">Now you must decide what to do</text:span></text:p>
      <text:p text:style-name="Standard"><text:s text:c="8"/>A) Try to escape through the window</text:p>
      <text:p text:style-name="Standard"><text:s text:c="16"/>You look around, the panic you are feeling is clouding your perception, you don't see anything you could lift and use to smash the window. You are not thinking clearly about anything except your desire to flee this mansion, you hurl you body at the nearest window. ** Crack - Crash ** That move didn't go as planned, your luck is running dry. Looking up from the ground you see the window unbroken much the opposite of your pride. Your head hurts, you are bleeding, as you crashed to the floor you managed to hit your head upon the corner of the window sill (You take some damage). You are not bleeding profusely, you compose yourself and go back to the hallway, clearly exploration is key. Standing in the hallway entrance you look to see the best path to follow, left, right, or forward. You place your hand upon the frame of the hallway opening, you loose your grip and stumble to the right, your coordination has picked a direction for you.</text:p>
      <text:p text:style-name="Standard"><text:s text:c="12"/></text:p>
      <text:p text:style-name="Standard"><text:s text:c="8"/>B) You realize you are not getting out of here so easily, if at all, and decide to explore the mansion and pick a hall from the hallway, standing in the entrance you pick:</text:p>
      <text:p text:style-name="Standard"><text:s text:c="16"/><text:span text:style-name="T2">Prompt for a direction</text:span></text:p>
      <text:p text:style-name="Standard"><text:s text:c="16"/>Or rely on you perception/luck</text:p>
      <text:p text:style-name="Standard"><text:s text:c="24"/>You close your eyes and take a few deep breaths realigning your chakkras. Luck/Perception allows you to notice by the left corner of the hallway intersection an ornate envelope. You pick it up noticing that your name is on it. Curiously you open the envelope revealing it's contents to be a letter, it reads :</text:p>
      <text:p text:style-name="Standard"><text:s text:c="32"/>"Welcome to my home Rocko, I am Frank Longbottom. Once every 100 yrs the mansion appears, opening it's doors to draw in one who is worthy of the challenge. Through out this mansion you will find six rooms containing clues or items to help you leave. Failure to leave the mansion by sun rise and you take my place as keeper of this mansion, and I will walk free into the world once more. Fret naught, I am no enemy to you. Should you find yourself successful leaving this <text:soft-page-break/>place by the breaking dawn, we both walk free, and I will return to my time continuing where I left off 200 yrs ago. I had a family before this mansion became my home, it is my hearts desire to return to them once more. The curse of this house forbids me from giving up it's secrets to you, but I will not hinder you. Help me Rocko you're my only hope!"</text:p>
      <text:p text:style-name="Standard"><text:s text:c="16"/><text:span text:style-name="T2">Prompt for a direction</text:span></text:p>
      <text:p text:style-name="Standard"><text:s text:c="10"/>C) Cry</text:p>
      <text:p text:style-name="Standard"><text:s text:c="16"/>For some time you cry inconsolably on the ground in the fetal position.</text:p>
      <text:p text:style-name="Standard"><text:s text:c="16"/>Re-prompt for current what to do. If crying count is greater than 2. </text:p>
      <text:p text:style-name="Standard"><text:s text:c="20"/>Some force hurls your body towards the hallway your not going to stop before crashing into the wall. But you do and are placed on your feet standing in the hallway.</text:p>
      <text:p text:style-name="Standard"><text:s text:c="24"/>You close your eyes and take a few deep breaths realigning your chakkras. Luck/Perception allows you to notice by the left corner of the hallway intersection an ornate envelope. You pick it up noticing that your name is on it. Curiously you open the envelope reveling it's contents to be a letter, it reads :</text:p>
      <text:p text:style-name="Standard"><text:s text:c="32"/>"Welcome to my home Rocko, I am Frank Longbottom. Once every 100 yrs the mansion appears, opening it's doors to draw in one who is worthy of the challenge. Through out this mansion you will find six rooms containing clues or items to help you leave. Failure to leave the mansion by sun rise and you take my place as keeper of this mansion, and I will walk free into the world once more. Fret naught, I am no enemy to you. Should you find yourself successful leaving this place by the breaking dawn, we both walk free, and I will return to my time continuing where I left off 200 yrs ago. I had a family before this mansion became my home, it is my hearts desire to return to them once more. The curse of this house forbids me from giving up it's secrets to you, but I will not hinder you. Help me Rocko you're my only hope!"</text:p>
      <text:p text:style-name="Standard"><text:s text:c="16"/><text:span text:style-name="T2">Prompt for a direction</text:span></text:p>
      <text:p text:style-name="Standard"/>
      <text:p text:style-name="Standard">You are now facing the end of the hallway direction, you now see two doors one to your left and one to your right.</text:p>
      <text:p text:style-name="Standard"/>
      <text:p text:style-name="Standard"/>
      <text:p text:style-name="Standard"/>
      <text:p text:style-name="P5"/>
      <text:p text:style-name="P5"/>
      <text:p text:style-name="P5"/>
      <text:p text:style-name="P5"/>
      <text:p text:style-name="P5"/>
      <text:p text:style-name="P5"/>
      <text:p text:style-name="P5"/>
      <text:p text:style-name="P5"/>
      <text:p text:style-name="P5"><text:soft-page-break/>House Story</text:p>
      <text:p text:style-name="P33"/>
      <text:p text:style-name="P34"/>
      <text:p text:style-name="P38">In 1701, <text:span text:style-name="T53">there was </text:span>a<text:span text:style-name="T53">n older</text:span> wealthy man and his <text:span text:style-name="T53">younger </text:span>wife <text:span text:style-name="T53">who</text:span> had a massive house built near a lake. At the time it was just the two of them, but his wife was pregnant which was cause for celebration. For many years the couple had tried to conceive a child without success, when they had all but given up hope, the wife became pregnant. <text:span text:style-name="T53">The man being over joyed vowed to have the best house built for his family, and he did. </text:span><text:span text:style-name="T55">Soon a baby boy was born and the father was over joyed and full of pride for his family. </text:span></text:p>
      <text:p text:style-name="P38"/>
      <text:p text:style-name="P39">For the first few years everything was perfect, until one hot summer evening there was a knock at the door. The old man answered the door and greeted a moderately dressed young man. The young man introduced himself as a traveling merchant who had found himself lost traveling through the woods. <text:span text:style-name="T54">Lost wasn’t wholly accurate, the young man was fond of taking detours along his travels to see more on his journey. But this time he ran into trouble, a couple of mornings prior he had awoken to find his rations had been pillaged by some animal in the night. </text:span><text:span text:style-name="T55">With some cheese that was left behind and some foraging the young man had been getting by, but when he saw the house he was hoping to trade for a real meal. The old man invited him in, he had made his fortune beginning as a traveling merchant and always loved talking with people of kind.</text:span></text:p>
      <text:p text:style-name="P39"/>
      <text:p text:style-name="P40">The man set<text:span text:style-name="T56">s</text:span> the visitor down at the table and brought out food and drinks, he assured his new friend <text:span text:style-name="T56">that his stories </text:span><text:span text:style-name="T61">of</text:span><text:span text:style-name="T56"> the road would be payment enough. Plus as the home was so secluded it was nice to have company. As the men are chatting sharing road stories, the wife walks into the dining room from putting their son to bed and having a small rest herself. The husband stands to greet his wife and introduce the visitor. The stranger turns to the wife, who recognizes him instantly. She freezes for a moment, not knowing what to do, then she runs into the child’s room shutting the door. The husband confused apologizes to their guest and follows after his wife. She is sobbing on the other side of the door, he tries to enter the room, but the door is blocked. </text:span><text:span text:style-name="T57">The husband muscles his way </text:span><text:span text:style-name="T61">through</text:span><text:span text:style-name="T57"> the barricaded door, and demands an explanation. Though upset with her rudeness to their guest, he was genuinely concerned. </text:span><text:span text:style-name="T56"><text:s text:c="2"/></text:span></text:p>
      <text:p text:style-name="P39"/>
      <text:p text:style-name="P41">Holding the child she begins to speak, but grows silent as the guest steps into the doorway. The husband looks to him, and from the look of the stranger staring at his wife he can tell they have met before. The husband now realizing <text:span text:style-name="T58">he was the only one in the dark demanded them back to the dining room for some answers, the two others followed. Tears poured down the wife’s rosy cheeks, as she unfolded her tale. Desperate for a child and to please her husband, the wife would pray every night under the moon when it was most quiet so God could hear her more. </text:span><text:span text:style-name="T59">Then one night after many years, this man descends in light before her very eyes. Proclaiming that he was the answers to her prayers, believing him to be an angel from God, the wife listened raptly to his offer. In exchange for pregnancy the angel would need the wife to complete a small task for him. She pushed the angel for what the task would be, his answer was: “Would not be any task worth your answered prayers? Trust me.”. </text:span><text:span text:style-name="T60">She agreed and they sealed the deal. The stranger vanished. The next morning she was convinced it was a lucid dream, and let it go.</text:span></text:p>
      <text:p text:style-name="P41"/>
      <text:p text:style-name="P42">After discovering her pregnancy, she assured herself her dream was just <text:span text:style-name="T61">her </text:span>body’s way of letting her know <text:span text:style-name="T61">that</text:span> her prayers were answered. The delivery day, that was disproved when the angel appeared before the wife that morning in the garden. Pleasantly startled by his appearance the wife smiled and greeted him. The angel just wanted to come to the wife and congratulate her and remind her of their deal. She assured him she did, and the angel was gone. Soon after she went into labor. <text:span text:style-name="T61">Naught but a fortnight had passed when the angel return and the whole truth was given to the new mother. The stranger was an angel, a fallen angel currently trying to curry favor with Satan. </text:span><text:span text:style-name="T62">At that revelation the wife’s blood had ran cold, she about fainted when she found out her task. The angel was to give her a name of a woman in town, kidnap and sacrifice that woman’s baby in the name of Satan. She refused, she would never do such a thing. The angel left leaving behind the paper bearing the towns woman’s name. That was three years ago.</text:span></text:p>
      <text:p text:style-name="P42"/>
      <text:p text:style-name="P42"><text:soft-page-break/><text:span text:style-name="T62">From then on every night, after she put the baby down, in the garden she prayed to God, begging forgiveness and asking for protection. Every morning that’s what she thought she was getting. Then tonight happened, </text:span><text:span text:style-name="T63">now</text:span><text:span text:style-name="T62"> it was time to pay up. </text:span><text:span text:style-name="T63">The fallen angel informed the couple that from this day forth as punishment for breaking her promised she was to be cursed. The curse would see that as the child grew the mother would dwindle away. Shock wearing away the husband pleaded with the fallen angel, begging that he be allowed to pay his life for his wife’s debt. The angel refused, she made the deal and must be the one to pay, and with that the visitor was gone. </text:span></text:p>
      <text:p text:style-name="P42"/>
      <text:p text:style-name="P43">Before the second coming of the seasons the wife had died leaving her husband and son behind. As his wife withered away his son grew immensely, the size of most teenagers. Time has a way with wounds, the man lived and raised his son to adulthood,<text:span text:style-name="T64"> he was never the same and he never forgot. Aside from always looking a bit older than he was the son lived a normal life. When the boy was old enough the old man told his son his tragic story. What he never told his son though was that he prayed every night in the garden. Not to God, but to the fallen angel he begged prayed and pleaded for him to come back.</text:span></text:p>
      <text:p text:style-name="P43"/>
      <text:p text:style-name="P44">The old man thought he could kill the angel if he could just get him to appear. <text:span text:style-name="T65">As he prayed, he would play out his plan over and over. By the end of his life the old man still bent on revenge had worked over his plan to perfection. The man knew it would work, it had to. After many years the angel still had not come, until one night. Without theatrics the angel had appeared beside the man resting his hand upon the mans shoulder. No words were spoken but deep down the man knew the truth, every night the angel had been here watching and listening.</text:span></text:p>
      <text:p text:style-name="P44"/>
      <text:p text:style-name="P45">The fallen angel wore a smirk upon his face and let the old man know his time was up, <text:span text:style-name="T66">but as a peace offering the angel </text:span><text:span text:style-name="T67">would</text:span><text:span text:style-name="T66"> guide him to the gates of heaven and reunite him with his wife. </text:span><text:span text:style-name="T67">The old man embraced the fallen angel, the angel embraced him back thinking he won and the game was over. Holding tight as the old man chanted words no one ever heard, the fallen angel began loosing his preternatural powers, he was mortal. The old man changed his gripping and began strangling the angel. </text:span><text:span text:style-name="T68">B</text:span><text:span text:style-name="T67">ut alas, even in his now mortal state the angel still had strength he couldn’t match. </text:span><text:span text:style-name="T68">The other worldly being rose and slammed the man to the ground. The old man was defeated, broken and dying he began to weep.</text:span></text:p>
      <text:p text:style-name="P45"/>
      <text:p text:style-name="P46">Angered by the audacity of the old man <text:span text:style-name="T69">and rather than let him die,</text:span> the fallen angel uttered forth a curse in the sacred tongue, and with that the old man was gone. His spirit now residing inside his house, the house and man became one. <text:span text:style-name="T69">The fallen angel now mortal made the house his home for the rest of his days on earth, until he found his way back to the dark lord. Here the house and man remained cursed to darkness save every fifty years when the house would see light. </text:span><text:span text:style-name="T71">During the houses reappearance the entirety of the area would be restored to how it was all those years ago, keeping the past alive for the house.</text:span></text:p>
      <text:p text:style-name="P46"/>
      <text:p text:style-name="P36"><text:span text:style-name="T78">As they say curses are meant to be broken and the curse of this house is no different. </text:span><text:span text:style-name="T79">It is </text:span><text:span text:style-name="T80">also </text:span><text:span text:style-name="T79">said when the house reappears, if some one can solve the puzzles the curse will be broken. Who ever is capable will be granted one wish, but failure to leave the house before the dawn will </text:span><text:span text:style-name="T80">have the person </text:span><text:span text:style-name="T79">become trapped in the house just as the old man. <text:s text:c="3"/></text:span><text:span text:style-name="T78"><text:s/></text:span><text:span text:style-name="T71"><text:s/></text:span><text:span text:style-name="T69"><text:s text:c="2"/></text:span><text:s/><text:span text:style-name="T70"><text:s/></text:span></text:p>
      <text:p text:style-name="P35"/>
      <text:p text:style-name="P35"><text:span text:style-name="T81">For a wise person attentive to details many clues are hidden in the writings found everywhere. Listen carefully and you may find some clues yourself. </text:span><text:s/></text:p>
      <text:p text:style-name="Standard"/>
      <text:p text:style-name="Standard"/>
      <text:p text:style-name="Standard"/>
      <text:p text:style-name="Standard"/>
      <text:p text:style-name="Standard"/>
      <text:p text:style-name="Standard"/>
      <text:p text:style-name="P3">Notes</text:p>
      <text:p text:style-name="P1"/>
      <text:p text:style-name="P1"><text:soft-page-break/></text:p>
      <text:p text:style-name="P1"/>
      <text:p text:style-name="P16">beginning info is from a form, form validation</text:p>
      <text:p text:style-name="P16"/>
      <text:p text:style-name="P19">make some things different depending on <text:span text:style-name="T82">pronouns</text:span></text:p>
      <text:p text:style-name="P16"/>
      <text:p text:style-name="P18">when there are items to inspect make it be interactive and clickable. Then have a modal pop up with interactions, item info, take item, etc. </text:p>
      <text:p text:style-name="P1"/>
      <text:p text:style-name="P1"/>
      <text:p text:style-name="P2">for the game there will be 6 sections/rooms to complete</text:p>
      <text:p text:style-name="P21">the challenge runs until sunrise, must win before the timer it up. </text:p>
      <text:p text:style-name="P21"/>
      <text:p text:style-name="P32">Money can be used to trade for health. </text:p>
      <text:p text:style-name="P32">After your life hits 0 you wake up in the main area, with 1 heart, and lose 1 min on timer. <text:s text:c="2"/></text:p>
      <text:p text:style-name="P21"/>
      <text:p text:style-name="P21"/>
      <text:p text:style-name="P21"/>
      <text:p text:style-name="P21"/>
      <text:p text:style-name="P2"><text:s text:c="4"/>Crucio (Only through extreme pain can you leave) is the magic word to open the door, the letters to spell the word are hidden in the rooms, the letters are children blocks which must be carried in the inventory.</text:p>
      <text:p text:style-name="P2"><text:s text:c="4"/>after the user exits the first room they will notice that there 6 inset square, about the size of a block base. room location is random each game</text:p>
      <text:p text:style-name="P2"/>
      <text:p text:style-name="P2"><text:s text:c="4"/>should the player be able to store notes, maybe make a check list of things completed or needed to do? <text:s/></text:p>
      <text:p text:style-name="P2"/>
      <text:p text:style-name="P2"/>
      <text:p text:style-name="P1">wand will be used end game to say the magic words</text:p>
      <text:p text:style-name="P1"/>
      <text:p text:style-name="P1"/>
      <text:p text:style-name="P1"/>
      <text:p text:style-name="P16">want to have 6 books to tell the story of the hou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Another words list:</text:p>
      <text:p text:style-name="P22"/>
      <text:p text:style-name="P22"/>
      <text:p text:style-name="P22"><text:soft-page-break/></text:p>
      <text:p text:style-name="P22"/>
      <text:p text:style-name="P22"/>
      <text:p text:style-name="P23">1). <text:a xlink:type="simple" xlink:href="https://wordmaker.info/how-many/anther.html" text:style-name="Internet_20_link" text:visited-style-name="Visited_20_Internet_20_Link">anther</text:a> 2). <text:a xlink:type="simple" xlink:href="https://wordmaker.info/how-many/hornet.html" text:style-name="Internet_20_link" text:visited-style-name="Visited_20_Internet_20_Link">hornet</text:a> 3). <text:a xlink:type="simple" xlink:href="https://wordmaker.info/how-many/throne.html" text:style-name="Internet_20_link" text:visited-style-name="Visited_20_Internet_20_Link">throne</text:a> 4). <text:a xlink:type="simple" xlink:href="https://wordmaker.info/how-many/atoner.html" text:style-name="Internet_20_link" text:visited-style-name="Visited_20_Internet_20_Link">atoner</text:a> 5). <text:a xlink:type="simple" xlink:href="https://wordmaker.info/how-many/ornate.html" text:style-name="Internet_20_link" text:visited-style-name="Visited_20_Internet_20_Link">ornate</text:a> 6). <text:a xlink:type="simple" xlink:href="https://wordmaker.info/how-many/nother.html" text:style-name="Internet_20_link" text:visited-style-name="Visited_20_Internet_20_Link">nother</text:a> 7). <text:a xlink:type="simple" xlink:href="https://wordmaker.info/how-many/thenar.html" text:style-name="Internet_20_link" text:visited-style-name="Visited_20_Internet_20_Link">thenar</text:a> </text:p>
      <text:p text:style-name="P28"/>
      <text:p text:style-name="P28"/>
      <text:h text:style-name="Heading_20_2" text:outline-level="2">5 letter Words made out of another</text:h>
      <text:p text:style-name="Text_20_body">1). <text:a xlink:type="simple" xlink:href="https://wordmaker.info/how-many/throe.html" text:style-name="Internet_20_link" text:visited-style-name="Visited_20_Internet_20_Link">throe</text:a> 2). <text:a xlink:type="simple" xlink:href="https://wordmaker.info/how-many/noter.html" text:style-name="Internet_20_link" text:visited-style-name="Visited_20_Internet_20_Link">noter</text:a> 3). <text:a xlink:type="simple" xlink:href="https://wordmaker.info/how-many/trone.html" text:style-name="Internet_20_link" text:visited-style-name="Visited_20_Internet_20_Link">trone</text:a> 4). <text:a xlink:type="simple" xlink:href="https://wordmaker.info/how-many/thorn.html" text:style-name="Internet_20_link" text:visited-style-name="Visited_20_Internet_20_Link">thorn</text:a> 5). <text:a xlink:type="simple" xlink:href="https://wordmaker.info/how-many/north.html" text:style-name="Internet_20_link" text:visited-style-name="Visited_20_Internet_20_Link">north</text:a> 6). <text:a xlink:type="simple" xlink:href="https://wordmaker.info/how-many/thane.html" text:style-name="Internet_20_link" text:visited-style-name="Visited_20_Internet_20_Link">thane</text:a> 7). <text:a xlink:type="simple" xlink:href="https://wordmaker.info/how-many/neath.html" text:style-name="Internet_20_link" text:visited-style-name="Visited_20_Internet_20_Link">neath</text:a> 8). <text:a xlink:type="simple" xlink:href="https://wordmaker.info/how-many/hater.html" text:style-name="Internet_20_link" text:visited-style-name="Visited_20_Internet_20_Link">hater</text:a> 9). <text:a xlink:type="simple" xlink:href="https://wordmaker.info/how-many/tenor.html" text:style-name="Internet_20_link" text:visited-style-name="Visited_20_Internet_20_Link">tenor</text:a> 10). <text:a xlink:type="simple" xlink:href="https://wordmaker.info/how-many/honer.html" text:style-name="Internet_20_link" text:visited-style-name="Visited_20_Internet_20_Link">honer</text:a> 11). <text:a xlink:type="simple" xlink:href="https://wordmaker.info/how-many/heart.html" text:style-name="Internet_20_link" text:visited-style-name="Visited_20_Internet_20_Link">heart</text:a> 12). <text:a xlink:type="simple" xlink:href="https://wordmaker.info/how-many/heron.html" text:style-name="Internet_20_link" text:visited-style-name="Visited_20_Internet_20_Link">heron</text:a> 13). <text:a xlink:type="simple" xlink:href="https://wordmaker.info/how-many/oaten.html" text:style-name="Internet_20_link" text:visited-style-name="Visited_20_Internet_20_Link">oaten</text:a> 14). <text:a xlink:type="simple" xlink:href="https://wordmaker.info/how-many/earth.html" text:style-name="Internet_20_link" text:visited-style-name="Visited_20_Internet_20_Link">earth</text:a> 15). <text:a xlink:type="simple" xlink:href="https://wordmaker.info/how-many/trona.html" text:style-name="Internet_20_link" text:visited-style-name="Visited_20_Internet_20_Link">trona</text:a> 16). <text:a xlink:type="simple" xlink:href="https://wordmaker.info/how-many/orate.html" text:style-name="Internet_20_link" text:visited-style-name="Visited_20_Internet_20_Link">orate</text:a> 17). <text:a xlink:type="simple" xlink:href="https://wordmaker.info/how-many/rathe.html" text:style-name="Internet_20_link" text:visited-style-name="Visited_20_Internet_20_Link">rathe</text:a> 18). <text:a xlink:type="simple" xlink:href="https://wordmaker.info/how-many/other.html" text:style-name="Internet_20_link" text:visited-style-name="Visited_20_Internet_20_Link">other</text:a> 19). <text:a xlink:type="simple" xlink:href="https://wordmaker.info/how-many/antre.html" text:style-name="Internet_20_link" text:visited-style-name="Visited_20_Internet_20_Link">antre</text:a> 20). <text:a xlink:type="simple" xlink:href="https://wordmaker.info/how-many/torah.html" text:style-name="Internet_20_link" text:visited-style-name="Visited_20_Internet_20_Link">torah</text:a> 21). <text:a xlink:type="simple" xlink:href="https://wordmaker.info/how-many/oater.html" text:style-name="Internet_20_link" text:visited-style-name="Visited_20_Internet_20_Link">oater</text:a> 22). <text:a xlink:type="simple" xlink:href="https://wordmaker.info/how-many/atone.html" text:style-name="Internet_20_link" text:visited-style-name="Visited_20_Internet_20_Link">atone</text:a> 23). <text:a xlink:type="simple" xlink:href="https://wordmaker.info/how-many/toner.html" text:style-name="Internet_20_link" text:visited-style-name="Visited_20_Internet_20_Link">toner</text:a> </text:p>
      <text:h text:style-name="Heading_20_2" text:outline-level="2">4 letter Words made out of another</text:h>
      <text:p text:style-name="Text_20_body">1). <text:a xlink:type="simple" xlink:href="https://wordmaker.info/how-many/nota.html" text:style-name="Internet_20_link" text:visited-style-name="Visited_20_Internet_20_Link">nota</text:a> 2). <text:a xlink:type="simple" xlink:href="https://wordmaker.info/how-many/rath.html" text:style-name="Internet_20_link" text:visited-style-name="Visited_20_Internet_20_Link">rath</text:a> 3). <text:a xlink:type="simple" xlink:href="https://wordmaker.info/how-many/roan.html" text:style-name="Internet_20_link" text:visited-style-name="Visited_20_Internet_20_Link">roan</text:a> 4). <text:a xlink:type="simple" xlink:href="https://wordmaker.info/how-many/rate.html" text:style-name="Internet_20_link" text:visited-style-name="Visited_20_Internet_20_Link">rate</text:a> 5). <text:a xlink:type="simple" xlink:href="https://wordmaker.info/how-many/hone.html" text:style-name="Internet_20_link" text:visited-style-name="Visited_20_Internet_20_Link">hone</text:a> 6). <text:a xlink:type="simple" xlink:href="https://wordmaker.info/how-many/rant.html" text:style-name="Internet_20_link" text:visited-style-name="Visited_20_Internet_20_Link">rant</text:a> 7). <text:a xlink:type="simple" xlink:href="https://wordmaker.info/how-many/hoer.html" text:style-name="Internet_20_link" text:visited-style-name="Visited_20_Internet_20_Link">hoer</text:a> 8). <text:a xlink:type="simple" xlink:href="https://wordmaker.info/how-many/taro.html" text:style-name="Internet_20_link" text:visited-style-name="Visited_20_Internet_20_Link">taro</text:a> 9). <text:a xlink:type="simple" xlink:href="https://wordmaker.info/how-many/hoar.html" text:style-name="Internet_20_link" text:visited-style-name="Visited_20_Internet_20_Link">hoar</text:a> 10). <text:a xlink:type="simple" xlink:href="https://wordmaker.info/how-many/hora.html" text:style-name="Internet_20_link" text:visited-style-name="Visited_20_Internet_20_Link">hora</text:a> 11). <text:a xlink:type="simple" xlink:href="https://wordmaker.info/how-many/horn.html" text:style-name="Internet_20_link" text:visited-style-name="Visited_20_Internet_20_Link">horn</text:a> 12). <text:a xlink:type="simple" xlink:href="https://wordmaker.info/how-many/oath.html" text:style-name="Internet_20_link" text:visited-style-name="Visited_20_Internet_20_Link">oath</text:a> 13). <text:a xlink:type="simple" xlink:href="https://wordmaker.info/how-many/rent.html" text:style-name="Internet_20_link" text:visited-style-name="Visited_20_Internet_20_Link">rent</text:a> 14). <text:a xlink:type="simple" xlink:href="https://wordmaker.info/how-many/rato.html" text:style-name="Internet_20_link" text:visited-style-name="Visited_20_Internet_20_Link">rato</text:a> 15). <text:a xlink:type="simple" xlink:href="https://wordmaker.info/how-many/rota.html" text:style-name="Internet_20_link" text:visited-style-name="Visited_20_Internet_20_Link">rota</text:a> 16). <text:a xlink:type="simple" xlink:href="https://wordmaker.info/how-many/note.html" text:style-name="Internet_20_link" text:visited-style-name="Visited_20_Internet_20_Link">note</text:a> 17). <text:a xlink:type="simple" xlink:href="https://wordmaker.info/how-many/tahr.html" text:style-name="Internet_20_link" text:visited-style-name="Visited_20_Internet_20_Link">tahr</text:a> 18). <text:a xlink:type="simple" xlink:href="https://wordmaker.info/how-many/rhea.html" text:style-name="Internet_20_link" text:visited-style-name="Visited_20_Internet_20_Link">rhea</text:a> 19). <text:a xlink:type="simple" xlink:href="https://wordmaker.info/how-many/neat.html" text:style-name="Internet_20_link" text:visited-style-name="Visited_20_Internet_20_Link">neat</text:a> 20). <text:a xlink:type="simple" xlink:href="https://wordmaker.info/how-many/tare.html" text:style-name="Internet_20_link" text:visited-style-name="Visited_20_Internet_20_Link">tare</text:a> 21). <text:a xlink:type="simple" xlink:href="https://wordmaker.info/how-many/tarn.html" text:style-name="Internet_20_link" text:visited-style-name="Visited_20_Internet_20_Link">tarn</text:a> 22). <text:a xlink:type="simple" xlink:href="https://wordmaker.info/how-many/near.html" text:style-name="Internet_20_link" text:visited-style-name="Visited_20_Internet_20_Link">near</text:a> 23). <text:a xlink:type="simple" xlink:href="https://wordmaker.info/how-many/hero.html" text:style-name="Internet_20_link" text:visited-style-name="Visited_20_Internet_20_Link">hero</text:a> 24). <text:a xlink:type="simple" xlink:href="https://wordmaker.info/how-many/haet.html" text:style-name="Internet_20_link" text:visited-style-name="Visited_20_Internet_20_Link">haet</text:a> 25). <text:a xlink:type="simple" xlink:href="https://wordmaker.info/how-many/haen.html" text:style-name="Internet_20_link" text:visited-style-name="Visited_20_Internet_20_Link">haen</text:a> 26). <text:a xlink:type="simple" xlink:href="https://wordmaker.info/how-many/than.html" text:style-name="Internet_20_link" text:visited-style-name="Visited_20_Internet_20_Link">than</text:a> 27). <text:a xlink:type="simple" xlink:href="https://wordmaker.info/how-many/etna.html" text:style-name="Internet_20_link" text:visited-style-name="Visited_20_Internet_20_Link">etna</text:a> 28). <text:a xlink:type="simple" xlink:href="https://wordmaker.info/how-many/tore.html" text:style-name="Internet_20_link" text:visited-style-name="Visited_20_Internet_20_Link">tore</text:a> 29). <text:a xlink:type="simple" xlink:href="https://wordmaker.info/how-many/ante.html" text:style-name="Internet_20_link" text:visited-style-name="Visited_20_Internet_20_Link">ante</text:a> 30). <text:a xlink:type="simple" xlink:href="https://wordmaker.info/how-many/tora.html" text:style-name="Internet_20_link" text:visited-style-name="Visited_20_Internet_20_Link">tora</text:a> 31). <text:a xlink:type="simple" xlink:href="https://wordmaker.info/how-many/thro.html" text:style-name="Internet_20_link" text:visited-style-name="Visited_20_Internet_20_Link">thro</text:a> 32). <text:a xlink:type="simple" xlink:href="https://wordmaker.info/how-many/earn.html" text:style-name="Internet_20_link" text:visited-style-name="Visited_20_Internet_20_Link">earn</text:a> 33). <text:a xlink:type="simple" xlink:href="https://wordmaker.info/how-many/torn.html" text:style-name="Internet_20_link" text:visited-style-name="Visited_20_Internet_20_Link">torn</text:a> 34). <text:a xlink:type="simple" xlink:href="https://wordmaker.info/how-many/tone.html" text:style-name="Internet_20_link" text:visited-style-name="Visited_20_Internet_20_Link">tone</text:a> 35). <text:a xlink:type="simple" xlink:href="https://wordmaker.info/how-many/eath.html" text:style-name="Internet_20_link" text:visited-style-name="Visited_20_Internet_20_Link">eath</text:a> 36). <text:a xlink:type="simple" xlink:href="https://wordmaker.info/how-many/toea.html" text:style-name="Internet_20_link" text:visited-style-name="Visited_20_Internet_20_Link">toea</text:a> 37). <text:a xlink:type="simple" xlink:href="https://wordmaker.info/how-many/hant.html" text:style-name="Internet_20_link" text:visited-style-name="Visited_20_Internet_20_Link">hant</text:a> 38). <text:a xlink:type="simple" xlink:href="https://wordmaker.info/how-many/rote.html" text:style-name="Internet_20_link" text:visited-style-name="Visited_20_Internet_20_Link">rote</text:a> 39). <text:a xlink:type="simple" xlink:href="https://wordmaker.info/how-many/then.html" text:style-name="Internet_20_link" text:visited-style-name="Visited_20_Internet_20_Link">then</text:a> 40). <text:a xlink:type="simple" xlink:href="https://wordmaker.info/how-many/tear.html" text:style-name="Internet_20_link" text:visited-style-name="Visited_20_Internet_20_Link">tear</text:a> 41). <text:a xlink:type="simple" xlink:href="https://wordmaker.info/how-many/hent.html" text:style-name="Internet_20_link" text:visited-style-name="Visited_20_Internet_20_Link">hent</text:a> 42). <text:a xlink:type="simple" xlink:href="https://wordmaker.info/how-many/hart.html" text:style-name="Internet_20_link" text:visited-style-name="Visited_20_Internet_20_Link">hart</text:a> 43). <text:a xlink:type="simple" xlink:href="https://wordmaker.info/how-many/heat.html" text:style-name="Internet_20_link" text:visited-style-name="Visited_20_Internet_20_Link">heat</text:a> 44). <text:a xlink:type="simple" xlink:href="https://wordmaker.info/how-many/hear.html" text:style-name="Internet_20_link" text:visited-style-name="Visited_20_Internet_20_Link">hear</text:a> 45). <text:a xlink:type="simple" xlink:href="https://wordmaker.info/how-many/hate.html" text:style-name="Internet_20_link" text:visited-style-name="Visited_20_Internet_20_Link">hate</text:a> 46). <text:a xlink:type="simple" xlink:href="https://wordmaker.info/how-many/tern.html" text:style-name="Internet_20_link" text:visited-style-name="Visited_20_Internet_20_Link">tern</text:a> 47). <text:a xlink:type="simple" xlink:href="https://wordmaker.info/how-many/aeon.html" text:style-name="Internet_20_link" text:visited-style-name="Visited_20_Internet_20_Link">aeon</text:a> 48). <text:a xlink:type="simple" xlink:href="https://wordmaker.info/how-many/hare.html" text:style-name="Internet_20_link" text:visited-style-name="Visited_20_Internet_20_Link">hare</text:a> 49). <text:a xlink:type="simple" xlink:href="https://wordmaker.info/how-many/thae.html" text:style-name="Internet_20_link" text:visited-style-name="Visited_20_Internet_20_Link">thae</text:a> 50). <text:a xlink:type="simple" xlink:href="https://wordmaker.info/how-many/aero.html" text:style-name="Internet_20_link" text:visited-style-name="Visited_20_Internet_20_Link">aero</text:a> 51). <text:a xlink:type="simple" xlink:href="https://wordmaker.info/how-many/hern.html" text:style-name="Internet_20_link" text:visited-style-name="Visited_20_Internet_20_Link">hern</text:a> </text:p>
      <text:h text:style-name="Heading_20_2" text:outline-level="2">3 letter Words made out of another</text:h>
      <text:p text:style-name="Text_20_body">1). <text:a xlink:type="simple" xlink:href="https://wordmaker.info/how-many/ton.html" text:style-name="Internet_20_link" text:visited-style-name="Visited_20_Internet_20_Link">ton</text:a> 2). <text:a xlink:type="simple" xlink:href="https://wordmaker.info/how-many/ran.html" text:style-name="Internet_20_link" text:visited-style-name="Visited_20_Internet_20_Link">ran</text:a> 3). <text:a xlink:type="simple" xlink:href="https://wordmaker.info/how-many/tor.html" text:style-name="Internet_20_link" text:visited-style-name="Visited_20_Internet_20_Link">tor</text:a> 4). <text:a xlink:type="simple" xlink:href="https://wordmaker.info/how-many/ret.html" text:style-name="Internet_20_link" text:visited-style-name="Visited_20_Internet_20_Link">ret</text:a> 5). <text:a xlink:type="simple" xlink:href="https://wordmaker.info/how-many/rat.html" text:style-name="Internet_20_link" text:visited-style-name="Visited_20_Internet_20_Link">rat</text:a> 6). <text:a xlink:type="simple" xlink:href="https://wordmaker.info/how-many/rho.html" text:style-name="Internet_20_link" text:visited-style-name="Visited_20_Internet_20_Link">rho</text:a> 7). <text:a xlink:type="simple" xlink:href="https://wordmaker.info/how-many/ten.html" text:style-name="Internet_20_link" text:visited-style-name="Visited_20_Internet_20_Link">ten</text:a> 8). <text:a xlink:type="simple" xlink:href="https://wordmaker.info/how-many/tar.html" text:style-name="Internet_20_link" text:visited-style-name="Visited_20_Internet_20_Link">tar</text:a> 9). <text:a xlink:type="simple" xlink:href="https://wordmaker.info/how-many/tao.html" text:style-name="Internet_20_link" text:visited-style-name="Visited_20_Internet_20_Link">tao</text:a> 10). <text:a xlink:type="simple" xlink:href="https://wordmaker.info/how-many/tan.html" text:style-name="Internet_20_link" text:visited-style-name="Visited_20_Internet_20_Link">tan</text:a> 11). <text:a xlink:type="simple" xlink:href="https://wordmaker.info/how-many/tae.html" text:style-name="Internet_20_link" text:visited-style-name="Visited_20_Internet_20_Link">tae</text:a> 12). <text:a xlink:type="simple" xlink:href="https://wordmaker.info/how-many/the.html" text:style-name="Internet_20_link" text:visited-style-name="Visited_20_Internet_20_Link">the</text:a> 13). <text:a xlink:type="simple" xlink:href="https://wordmaker.info/how-many/hao.html" text:style-name="Internet_20_link" text:visited-style-name="Visited_20_Internet_20_Link">hao</text:a> 14). <text:a xlink:type="simple" xlink:href="https://wordmaker.info/how-many/rot.html" text:style-name="Internet_20_link" text:visited-style-name="Visited_20_Internet_20_Link">rot</text:a> 15). <text:a xlink:type="simple" xlink:href="https://wordmaker.info/how-many/tho.html" text:style-name="Internet_20_link" text:visited-style-name="Visited_20_Internet_20_Link">tho</text:a> 16). <text:a xlink:type="simple" xlink:href="https://wordmaker.info/how-many/toe.html" text:style-name="Internet_20_link" text:visited-style-name="Visited_20_Internet_20_Link">toe</text:a> 17). <text:a xlink:type="simple" xlink:href="https://wordmaker.info/how-many/roe.html" text:style-name="Internet_20_link" text:visited-style-name="Visited_20_Internet_20_Link">roe</text:a> 18). <text:a xlink:type="simple" xlink:href="https://wordmaker.info/how-many/tea.html" text:style-name="Internet_20_link" text:visited-style-name="Visited_20_Internet_20_Link">tea</text:a> 19). <text:a xlink:type="simple" xlink:href="https://wordmaker.info/how-many/ane.html" text:style-name="Internet_20_link" text:visited-style-name="Visited_20_Internet_20_Link">ane</text:a> 20). <text:a xlink:type="simple" xlink:href="https://wordmaker.info/how-many/hae.html" text:style-name="Internet_20_link" text:visited-style-name="Visited_20_Internet_20_Link">hae</text:a> 21). <text:a xlink:type="simple" xlink:href="https://wordmaker.info/how-many/hat.html" text:style-name="Internet_20_link" text:visited-style-name="Visited_20_Internet_20_Link">hat</text:a> 22). <text:a xlink:type="simple" xlink:href="https://wordmaker.info/how-many/hen.html" text:style-name="Internet_20_link" text:visited-style-name="Visited_20_Internet_20_Link">hen</text:a> 23). <text:a xlink:type="simple" xlink:href="https://wordmaker.info/how-many/her.html" text:style-name="Internet_20_link" text:visited-style-name="Visited_20_Internet_20_Link">her</text:a> 24). <text:a xlink:type="simple" xlink:href="https://wordmaker.info/how-many/het.html" text:style-name="Internet_20_link" text:visited-style-name="Visited_20_Internet_20_Link">het</text:a> 25). <text:a xlink:type="simple" xlink:href="https://wordmaker.info/how-many/hoe.html" text:style-name="Internet_20_link" text:visited-style-name="Visited_20_Internet_20_Link">hoe</text:a> 26). <text:a xlink:type="simple" xlink:href="https://wordmaker.info/how-many/hot.html" text:style-name="Internet_20_link" text:visited-style-name="Visited_20_Internet_20_Link">hot</text:a> 27). <text:a xlink:type="simple" xlink:href="https://wordmaker.info/how-many/nae.html" text:style-name="Internet_20_link" text:visited-style-name="Visited_20_Internet_20_Link">nae</text:a> 28). <text:a xlink:type="simple" xlink:href="https://wordmaker.info/how-many/eth.html" text:style-name="Internet_20_link" text:visited-style-name="Visited_20_Internet_20_Link">eth</text:a> 29). <text:a xlink:type="simple" xlink:href="https://wordmaker.info/how-many/eta.html" text:style-name="Internet_20_link" text:visited-style-name="Visited_20_Internet_20_Link">eta</text:a> 30). <text:a xlink:type="simple" xlink:href="https://wordmaker.info/how-many/ern.html" text:style-name="Internet_20_link" text:visited-style-name="Visited_20_Internet_20_Link">ern</text:a> 31). <text:a xlink:type="simple" xlink:href="https://wordmaker.info/how-many/ant.html" text:style-name="Internet_20_link" text:visited-style-name="Visited_20_Internet_20_Link">ant</text:a> 32). <text:a xlink:type="simple" xlink:href="https://wordmaker.info/how-many/are.html" text:style-name="Internet_20_link" text:visited-style-name="Visited_20_Internet_20_Link">are</text:a> 33). <text:a xlink:type="simple" xlink:href="https://wordmaker.info/how-many/ate.html" text:style-name="Internet_20_link" text:visited-style-name="Visited_20_Internet_20_Link">ate</text:a> 34). <text:a xlink:type="simple" xlink:href="https://wordmaker.info/how-many/ear.html" text:style-name="Internet_20_link" text:visited-style-name="Visited_20_Internet_20_Link">ear</text:a> 35). <text:a xlink:type="simple" xlink:href="https://wordmaker.info/how-many/eat.html" text:style-name="Internet_20_link" text:visited-style-name="Visited_20_Internet_20_Link">eat</text:a> 36). <text:a xlink:type="simple" xlink:href="https://wordmaker.info/how-many/art.html" text:style-name="Internet_20_link" text:visited-style-name="Visited_20_Internet_20_Link">art</text:a> 37). <text:a xlink:type="simple" xlink:href="https://wordmaker.info/how-many/eon.html" text:style-name="Internet_20_link" text:visited-style-name="Visited_20_Internet_20_Link">eon</text:a> 38). <text:a xlink:type="simple" xlink:href="https://wordmaker.info/how-many/era.html" text:style-name="Internet_20_link" text:visited-style-name="Visited_20_Internet_20_Link">era</text:a> 39). <text:a xlink:type="simple" xlink:href="https://wordmaker.info/how-many/nah.html" text:style-name="Internet_20_link" text:visited-style-name="Visited_20_Internet_20_Link">nah</text:a> 40). <text:a xlink:type="simple" xlink:href="https://wordmaker.info/how-many/one.html" text:style-name="Internet_20_link" text:visited-style-name="Visited_20_Internet_20_Link">one</text:a> 41). <text:a xlink:type="simple" xlink:href="https://wordmaker.info/how-many/ora.html" text:style-name="Internet_20_link" text:visited-style-name="Visited_20_Internet_20_Link">ora</text:a> 42). <text:a xlink:type="simple" xlink:href="https://wordmaker.info/how-many/ore.html" text:style-name="Internet_20_link" text:visited-style-name="Visited_20_Internet_20_Link">ore</text:a> 43). <text:a xlink:type="simple" xlink:href="https://wordmaker.info/how-many/oat.html" text:style-name="Internet_20_link" text:visited-style-name="Visited_20_Internet_20_Link">oat</text:a> 44). <text:a xlink:type="simple" xlink:href="https://wordmaker.info/how-many/oar.html" text:style-name="Internet_20_link" text:visited-style-name="Visited_20_Internet_20_Link">oar</text:a> 45). <text:a xlink:type="simple" xlink:href="https://wordmaker.info/how-many/hon.html" text:style-name="Internet_20_link" text:visited-style-name="Visited_20_Internet_20_Link">hon</text:a> 46). <text:a xlink:type="simple" xlink:href="https://wordmaker.info/how-many/nth.html" text:style-name="Internet_20_link" text:visited-style-name="Visited_20_Internet_20_Link">nth</text:a> 47). <text:a xlink:type="simple" xlink:href="https://wordmaker.info/how-many/not.html" text:style-name="Internet_20_link" text:visited-style-name="Visited_20_Internet_20_Link">not</text:a> 48). <text:a xlink:type="simple" xlink:href="https://wordmaker.info/how-many/nor.html" text:style-name="Internet_20_link" text:visited-style-name="Visited_20_Internet_20_Link">nor</text:a> 49). <text:a xlink:type="simple" xlink:href="https://wordmaker.info/how-many/noh.html" text:style-name="Internet_20_link" text:visited-style-name="Visited_20_Internet_20_Link">noh</text:a> 50). <text:a xlink:type="simple" xlink:href="https://wordmaker.info/how-many/ort.html" text:style-name="Internet_20_link" text:visited-style-name="Visited_20_Internet_20_Link">ort</text:a> 51). <text:a xlink:type="simple" xlink:href="https://wordmaker.info/how-many/rah.html" text:style-name="Internet_20_link" text:visited-style-name="Visited_20_Internet_20_Link">rah</text:a> 52). <text:a xlink:type="simple" xlink:href="https://wordmaker.info/how-many/net.html" text:style-name="Internet_20_link" text:visited-style-name="Visited_20_Internet_20_Link">net</text:a> </text:p>
      <text:h text:style-name="Heading_20_2" text:outline-level="2">2 letter Words made out of another</text:h>
      <text:p text:style-name="Text_20_body">1). <text:a xlink:type="simple" xlink:href="https://wordmaker.info/how-many/ar.html" text:style-name="Internet_20_link" text:visited-style-name="Visited_20_Internet_20_Link">ar</text:a> 2). <text:a xlink:type="simple" xlink:href="https://wordmaker.info/how-many/eh.html" text:style-name="Internet_20_link" text:visited-style-name="Visited_20_Internet_20_Link">eh</text:a> 3). <text:a xlink:type="simple" xlink:href="https://wordmaker.info/how-many/or.html" text:style-name="Internet_20_link" text:visited-style-name="Visited_20_Internet_20_Link">or</text:a> 4). <text:a xlink:type="simple" xlink:href="https://wordmaker.info/how-many/an.html" text:style-name="Internet_20_link" text:visited-style-name="Visited_20_Internet_20_Link">an</text:a> 5). <text:a xlink:type="simple" xlink:href="https://wordmaker.info/how-many/at.html" text:style-name="Internet_20_link" text:visited-style-name="Visited_20_Internet_20_Link">at</text:a> 6). <text:a xlink:type="simple" xlink:href="https://wordmaker.info/how-many/to.html" text:style-name="Internet_20_link" text:visited-style-name="Visited_20_Internet_20_Link">to</text:a> 7). <text:a xlink:type="simple" xlink:href="https://wordmaker.info/how-many/ne.html" text:style-name="Internet_20_link" text:visited-style-name="Visited_20_Internet_20_Link">ne</text:a> 8). <text:a xlink:type="simple" xlink:href="https://wordmaker.info/how-many/en.html" text:style-name="Internet_20_link" text:visited-style-name="Visited_20_Internet_20_Link">en</text:a> 9). <text:a xlink:type="simple" xlink:href="https://wordmaker.info/how-many/re.html" text:style-name="Internet_20_link" text:visited-style-name="Visited_20_Internet_20_Link">re</text:a> 10). <text:a xlink:type="simple" xlink:href="https://wordmaker.info/how-many/na.html" text:style-name="Internet_20_link" text:visited-style-name="Visited_20_Internet_20_Link">na</text:a> 11). <text:a xlink:type="simple" xlink:href="https://wordmaker.info/how-many/no.html" text:style-name="Internet_20_link" text:visited-style-name="Visited_20_Internet_20_Link">no</text:a> 12). <text:a xlink:type="simple" xlink:href="https://wordmaker.info/how-many/ta.html" text:style-name="Internet_20_link" text:visited-style-name="Visited_20_Internet_20_Link">ta</text:a> 13). <text:a xlink:type="simple" xlink:href="https://wordmaker.info/how-many/he.html" text:style-name="Internet_20_link" text:visited-style-name="Visited_20_Internet_20_Link">he</text:a> 14). <text:a xlink:type="simple" xlink:href="https://wordmaker.info/how-many/ae.html" text:style-name="Internet_20_link" text:visited-style-name="Visited_20_Internet_20_Link">ae</text:a> 15). <text:a xlink:type="simple" xlink:href="https://wordmaker.info/how-many/ha.html" text:style-name="Internet_20_link" text:visited-style-name="Visited_20_Internet_20_Link">ha</text:a> 16). <text:a xlink:type="simple" xlink:href="https://wordmaker.info/how-many/oe.html" text:style-name="Internet_20_link" text:visited-style-name="Visited_20_Internet_20_Link">oe</text:a> 17). <text:a xlink:type="simple" xlink:href="https://wordmaker.info/how-many/et.html" text:style-name="Internet_20_link" text:visited-style-name="Visited_20_Internet_20_Link">et</text:a> 18). <text:a xlink:type="simple" xlink:href="https://wordmaker.info/how-many/oh.html" text:style-name="Internet_20_link" text:visited-style-name="Visited_20_Internet_20_Link">oh</text:a> 19). <text:a xlink:type="simple" xlink:href="https://wordmaker.info/how-many/on.html" text:style-name="Internet_20_link" text:visited-style-name="Visited_20_Internet_20_Link">on</text:a> 20). <text:a xlink:type="simple" xlink:href="https://wordmaker.info/how-many/er.html" text:style-name="Internet_20_link" text:visited-style-name="Visited_20_Internet_20_Link">er</text:a> 21). <text:a xlink:type="simple" xlink:href="https://wordmaker.info/how-many/ah.html" text:style-name="Internet_20_link" text:visited-style-name="Visited_20_Internet_20_Link">ah</text:a> </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4T09:20:14.094000000</meta:creation-date>
    <dc:date>2021-11-17T12:52:14.532000000</dc:date>
    <meta:editing-duration>PT23H42M51S</meta:editing-duration>
    <meta:editing-cycles>38</meta:editing-cycles>
    <meta:generator>LibreOffice/7.2.2.2$Windows_X86_64 LibreOffice_project/02b2acce88a210515b4a5bb2e46cbfb63fe97d56</meta:generator>
    <meta:document-statistic meta:table-count="0" meta:image-count="0" meta:object-count="0" meta:page-count="13" meta:paragraph-count="188" meta:word-count="5404" meta:character-count="28346" meta:non-whitespace-character-count="22632"/>
  </office:meta>
</office:document-meta>
</file>